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5ffb" officeooo:paragraph-rsid="00145ffb"/>
    </style:style>
    <style:style style:name="P2" style:family="paragraph" style:parent-style-name="Standard">
      <style:text-properties officeooo:rsid="0016c570" officeooo:paragraph-rsid="0016c570"/>
    </style:style>
    <style:style style:name="P3" style:family="paragraph" style:parent-style-name="Standard">
      <style:text-properties officeooo:rsid="0016c570" officeooo:paragraph-rsid="0017566a"/>
    </style:style>
    <style:style style:name="P4" style:family="paragraph" style:parent-style-name="Standard">
      <style:text-properties officeooo:rsid="0017566a" officeooo:paragraph-rsid="0017566a"/>
    </style:style>
    <style:style style:name="P5" style:family="paragraph" style:parent-style-name="Standard">
      <style:text-properties officeooo:rsid="0017cc44" officeooo:paragraph-rsid="0017cc44"/>
    </style:style>
    <style:style style:name="P6" style:family="paragraph" style:parent-style-name="Standard">
      <style:text-properties fo:font-style="italic" officeooo:rsid="0017cc44" officeooo:paragraph-rsid="0017cc44" style:font-style-asian="italic" style:font-style-complex="italic"/>
    </style:style>
    <style:style style:name="P7" style:family="paragraph" style:parent-style-name="Standard">
      <style:text-properties fo:font-style="italic" officeooo:rsid="001c5ad8" officeooo:paragraph-rsid="001c5ad8" style:font-style-asian="italic" style:font-style-complex="italic"/>
    </style:style>
    <style:style style:name="P8" style:family="paragraph" style:parent-style-name="Standard">
      <style:text-properties fo:font-style="italic" officeooo:rsid="0026c09b" officeooo:paragraph-rsid="0026c09b" style:font-style-asian="italic" style:font-style-complex="italic"/>
    </style:style>
    <style:style style:name="P9" style:family="paragraph" style:parent-style-name="Standard">
      <style:text-properties fo:font-style="italic" officeooo:rsid="002f6bfd" officeooo:paragraph-rsid="002f6bfd" style:font-style-asian="italic" style:font-style-complex="italic"/>
    </style:style>
    <style:style style:name="P10" style:family="paragraph" style:parent-style-name="Standard">
      <style:text-properties officeooo:rsid="00191dac" officeooo:paragraph-rsid="00191dac"/>
    </style:style>
    <style:style style:name="P11" style:family="paragraph" style:parent-style-name="Standard">
      <style:text-properties officeooo:rsid="001b03b4" officeooo:paragraph-rsid="001b03b4"/>
    </style:style>
    <style:style style:name="P12" style:family="paragraph" style:parent-style-name="Standard">
      <style:text-properties officeooo:rsid="001c5ad8" officeooo:paragraph-rsid="001c5ad8"/>
    </style:style>
    <style:style style:name="P13" style:family="paragraph" style:parent-style-name="Standard">
      <style:text-properties officeooo:rsid="001c5ad8" officeooo:paragraph-rsid="001da51c"/>
    </style:style>
    <style:style style:name="P14" style:family="paragraph" style:parent-style-name="Standard">
      <style:text-properties officeooo:rsid="001da51c" officeooo:paragraph-rsid="001da51c"/>
    </style:style>
    <style:style style:name="P15" style:family="paragraph" style:parent-style-name="Standard">
      <style:text-properties officeooo:rsid="001f488d" officeooo:paragraph-rsid="001f488d"/>
    </style:style>
    <style:style style:name="P16" style:family="paragraph" style:parent-style-name="Standard">
      <style:text-properties officeooo:rsid="001f7635" officeooo:paragraph-rsid="001f7635"/>
    </style:style>
    <style:style style:name="P17" style:family="paragraph" style:parent-style-name="Standard">
      <style:text-properties officeooo:rsid="00208949" officeooo:paragraph-rsid="00208949"/>
    </style:style>
    <style:style style:name="P18" style:family="paragraph" style:parent-style-name="Standard">
      <style:text-properties officeooo:rsid="00220a3b" officeooo:paragraph-rsid="00220a3b"/>
    </style:style>
    <style:style style:name="P19" style:family="paragraph" style:parent-style-name="Standard">
      <style:text-properties officeooo:rsid="00220a3b" officeooo:paragraph-rsid="002a6827"/>
    </style:style>
    <style:style style:name="P20" style:family="paragraph" style:parent-style-name="Standard">
      <style:text-properties officeooo:rsid="00232808" officeooo:paragraph-rsid="00232808"/>
    </style:style>
    <style:style style:name="P21" style:family="paragraph" style:parent-style-name="Standard">
      <style:text-properties officeooo:rsid="0024e02d" officeooo:paragraph-rsid="0024e02d"/>
    </style:style>
    <style:style style:name="P22" style:family="paragraph" style:parent-style-name="Standard">
      <style:text-properties officeooo:rsid="0026c09b" officeooo:paragraph-rsid="0026c09b"/>
    </style:style>
    <style:style style:name="P23" style:family="paragraph" style:parent-style-name="Standard">
      <style:text-properties officeooo:rsid="0026c09b" officeooo:paragraph-rsid="002b1943"/>
    </style:style>
    <style:style style:name="P24" style:family="paragraph" style:parent-style-name="Standard">
      <style:text-properties officeooo:rsid="002a6827" officeooo:paragraph-rsid="002a6827"/>
    </style:style>
    <style:style style:name="P25" style:family="paragraph" style:parent-style-name="Standard">
      <style:text-properties fo:font-variant="normal" fo:text-transform="none" fo:color="#252525" style:font-name="Liberation Serif" fo:font-size="12pt" fo:letter-spacing="normal" fo:font-style="normal" fo:font-weight="normal" officeooo:rsid="0026c09b" officeooo:paragraph-rsid="0026c09b" style:font-size-asian="12pt" style:font-size-complex="12pt"/>
    </style:style>
    <style:style style:name="P26" style:family="paragraph" style:parent-style-name="Standard">
      <style:text-properties fo:font-variant="normal" fo:text-transform="none" fo:color="#252525" style:font-name="Liberation Serif" fo:font-size="12pt" fo:letter-spacing="normal" fo:font-style="normal" fo:font-weight="normal" officeooo:rsid="00287c99" officeooo:paragraph-rsid="0026c09b" style:font-size-asian="12pt" style:font-size-complex="12pt"/>
    </style:style>
    <style:style style:name="P27" style:family="paragraph" style:parent-style-name="Standard">
      <style:text-properties fo:font-variant="normal" fo:text-transform="none" fo:color="#252525" style:font-name="Liberation Serif" fo:font-size="12pt" fo:letter-spacing="normal" fo:font-style="normal" fo:font-weight="normal" officeooo:rsid="002a6827" officeooo:paragraph-rsid="002a6827" style:font-size-asian="12pt" style:font-size-complex="12pt"/>
    </style:style>
    <style:style style:name="P28" style:family="paragraph" style:parent-style-name="Standard">
      <style:text-properties fo:font-variant="normal" fo:text-transform="none" fo:color="#252525" style:font-name="Liberation Serif" fo:font-size="12pt" fo:letter-spacing="normal" fo:font-style="italic" fo:font-weight="normal" officeooo:rsid="0026c09b" officeooo:paragraph-rsid="0026c09b" style:font-size-asian="12pt" style:font-style-asian="italic" style:font-size-complex="12pt" style:font-style-complex="italic"/>
    </style:style>
    <style:style style:name="P29" style:family="paragraph" style:parent-style-name="Standard">
      <style:text-properties officeooo:rsid="002e126b" officeooo:paragraph-rsid="002e126b"/>
    </style:style>
    <style:style style:name="P30" style:family="paragraph" style:parent-style-name="Standard">
      <style:text-properties officeooo:rsid="002e8b7c" officeooo:paragraph-rsid="002e8b7c"/>
    </style:style>
    <style:style style:name="P31" style:family="paragraph" style:parent-style-name="Standard">
      <style:text-properties officeooo:rsid="002f6bfd" officeooo:paragraph-rsid="002f6bfd"/>
    </style:style>
    <style:style style:name="P32" style:family="paragraph" style:parent-style-name="Standard">
      <style:text-properties officeooo:rsid="002fbf86" officeooo:paragraph-rsid="002fbf86"/>
    </style:style>
    <style:style style:name="P33" style:family="paragraph" style:parent-style-name="Text_20_body">
      <style:paragraph-properties fo:margin-top="0in" fo:margin-bottom="0.1in" loext:contextual-spacing="true"/>
    </style:style>
    <style:style style:name="P34" style:family="paragraph" style:parent-style-name="Text_20_body">
      <style:paragraph-properties fo:margin-top="0in" fo:margin-bottom="0.1in" loext:contextual-spacing="true"/>
      <style:text-properties fo:font-style="italic" style:font-style-asian="italic" style:font-style-complex="italic"/>
    </style:style>
    <style:style style:name="P35" style:family="paragraph" style:parent-style-name="Text_20_body">
      <style:paragraph-properties fo:margin-top="0in" fo:margin-bottom="0.1in" loext:contextual-spacing="true"/>
      <style:text-properties fo:font-style="italic" officeooo:paragraph-rsid="002fbf86" style:font-style-asian="italic" style:font-style-complex="italic"/>
    </style:style>
    <style:style style:name="P36" style:family="paragraph" style:parent-style-name="Text_20_body">
      <style:paragraph-properties fo:margin-top="0in" fo:margin-bottom="0.1in" loext:contextual-spacing="true"/>
      <style:text-properties fo:font-style="italic" officeooo:rsid="002fbf86" officeooo:paragraph-rsid="002fbf86" style:font-style-asian="italic" style:font-style-complex="italic"/>
    </style:style>
    <style:style style:name="P37" style:family="paragraph" style:parent-style-name="Text_20_body">
      <style:paragraph-properties fo:margin-top="0in" fo:margin-bottom="0.1in" loext:contextual-spacing="true"/>
      <style:text-properties officeooo:rsid="002fbf86" officeooo:paragraph-rsid="002fbf86"/>
    </style:style>
    <style:style style:name="P38" style:family="paragraph" style:parent-style-name="Text_20_body">
      <style:paragraph-properties fo:margin-top="0in" fo:margin-bottom="0.1in" loext:contextual-spacing="true"/>
      <style:text-properties officeooo:rsid="003178b2" officeooo:paragraph-rsid="003178b2"/>
    </style:style>
    <style:style style:name="P39" style:family="paragraph" style:parent-style-name="Text_20_body">
      <style:paragraph-properties fo:margin-top="0in" fo:margin-bottom="0.1in" loext:contextual-spacing="true"/>
      <style:text-properties officeooo:rsid="003178b2" officeooo:paragraph-rsid="00331ce2"/>
    </style:style>
    <style:style style:name="P40" style:family="paragraph" style:parent-style-name="Text_20_body">
      <style:paragraph-properties fo:margin-top="0in" fo:margin-bottom="0.1in" loext:contextual-spacing="true"/>
      <style:text-properties officeooo:rsid="003e34b1" officeooo:paragraph-rsid="003e34b1"/>
    </style:style>
    <style:style style:name="P41" style:family="paragraph" style:parent-style-name="Text_20_body">
      <style:paragraph-properties fo:margin-top="0in" fo:margin-bottom="0.1in" loext:contextual-spacing="true"/>
      <style:text-properties officeooo:rsid="00401452" officeooo:paragraph-rsid="00401452"/>
    </style:style>
    <style:style style:name="P42"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26c09b" style:font-size-asian="12pt" style:font-size-complex="12pt"/>
    </style:style>
    <style:style style:name="P43" style:family="paragraph" style:parent-style-name="Text_20_body">
      <style:paragraph-properties fo:margin-top="0in" fo:margin-bottom="0in" loext:contextual-spacing="true"/>
      <style:text-properties officeooo:rsid="000457e2" officeooo:paragraph-rsid="0033b321"/>
    </style:style>
    <style:style style:name="P44" style:family="paragraph" style:parent-style-name="Text_20_body">
      <style:paragraph-properties fo:margin-top="0in" fo:margin-bottom="0in" loext:contextual-spacing="true"/>
      <style:text-properties officeooo:rsid="000457e2" officeooo:paragraph-rsid="0041aa07"/>
    </style:style>
    <style:style style:name="P45" style:family="paragraph" style:parent-style-name="Text_20_body">
      <style:paragraph-properties fo:margin-top="0in" fo:margin-bottom="0in" loext:contextual-spacing="true"/>
      <style:text-properties officeooo:paragraph-rsid="0033b321"/>
    </style:style>
    <style:style style:name="P46" style:family="paragraph" style:parent-style-name="Text_20_body">
      <style:paragraph-properties fo:margin-top="0in" fo:margin-bottom="0in" loext:contextual-spacing="true"/>
      <style:text-properties officeooo:rsid="001a2483" officeooo:paragraph-rsid="0033b321"/>
    </style:style>
    <style:style style:name="P47" style:family="paragraph" style:parent-style-name="Text_20_body">
      <style:paragraph-properties fo:margin-top="0in" fo:margin-bottom="0in" loext:contextual-spacing="true"/>
      <style:text-properties officeooo:rsid="001b1a49" officeooo:paragraph-rsid="0033b321"/>
    </style:style>
    <style:style style:name="P48" style:family="paragraph" style:parent-style-name="Text_20_body">
      <style:paragraph-properties fo:margin-top="0in" fo:margin-bottom="0in" loext:contextual-spacing="true"/>
      <style:text-properties officeooo:rsid="001d970e" officeooo:paragraph-rsid="0033b321"/>
    </style:style>
    <style:style style:name="P4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33b321" style:font-size-asian="12pt" style:font-size-complex="12pt"/>
    </style:style>
    <style:style style:name="P5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41aa07" style:font-size-asian="12pt" style:font-size-complex="12pt"/>
    </style:style>
    <style:style style:name="P5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355caa" style:font-size-asian="12pt" style:font-size-complex="12pt"/>
    </style:style>
    <style:style style:name="P5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375c09" style:font-size-asian="12pt" style:font-size-complex="12pt"/>
    </style:style>
    <style:style style:name="P5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37a0ec" style:font-size-asian="12pt" style:font-size-complex="12pt"/>
    </style:style>
    <style:style style:name="P5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386ad1" style:font-size-asian="12pt" style:font-size-complex="12pt"/>
    </style:style>
    <style:style style:name="P5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38d9c9" style:font-size-asian="12pt" style:font-size-complex="12pt"/>
    </style:style>
    <style:style style:name="P5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39069f" style:font-size-asian="12pt" style:font-size-complex="12pt"/>
    </style:style>
    <style:style style:name="P5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401452" style:font-size-asian="12pt" style:font-size-complex="12pt"/>
    </style:style>
    <style:style style:name="P5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393637" style:font-size-asian="12pt" style:font-size-complex="12pt"/>
    </style:style>
    <style:style style:name="P5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3a8afc" style:font-size-asian="12pt" style:font-size-complex="12pt"/>
    </style:style>
    <style:style style:name="P6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3bb5c1" style:font-size-asian="12pt" style:font-size-complex="12pt"/>
    </style:style>
    <style:style style:name="P61" style:family="paragraph" style:parent-style-name="Text_20_body">
      <style:paragraph-properties fo:margin-top="0in" fo:margin-bottom="0in" loext:contextual-spacing="true"/>
      <style:text-properties officeooo:rsid="00054ec2" officeooo:paragraph-rsid="0041aa07"/>
    </style:style>
    <style:style style:name="P62" style:family="paragraph" style:parent-style-name="Text_20_body">
      <style:paragraph-properties fo:margin-top="0in" fo:margin-bottom="0in" loext:contextual-spacing="true"/>
      <style:text-properties officeooo:rsid="00101382" officeooo:paragraph-rsid="0041aa07"/>
    </style:style>
    <style:style style:name="P63" style:family="paragraph" style:parent-style-name="Text_20_body">
      <style:paragraph-properties fo:margin-top="0in" fo:margin-bottom="0in" loext:contextual-spacing="true"/>
      <style:text-properties officeooo:rsid="0009b6cd" officeooo:paragraph-rsid="0041aa07"/>
    </style:style>
    <style:style style:name="P64" style:family="paragraph" style:parent-style-name="Text_20_body">
      <style:paragraph-properties fo:margin-top="0in" fo:margin-bottom="0in" loext:contextual-spacing="true"/>
      <style:text-properties officeooo:rsid="001e7ca7" officeooo:paragraph-rsid="0041aa07"/>
    </style:style>
    <style:style style:name="P65" style:family="paragraph" style:parent-style-name="Text_20_body">
      <style:paragraph-properties fo:margin-top="0in" fo:margin-bottom="0in" loext:contextual-spacing="true"/>
      <style:text-properties officeooo:rsid="002030dc" officeooo:paragraph-rsid="0041aa07"/>
    </style:style>
    <style:style style:name="P66" style:family="paragraph" style:parent-style-name="Text_20_body">
      <style:paragraph-properties fo:margin-top="0in" fo:margin-bottom="0in" loext:contextual-spacing="true"/>
      <style:text-properties officeooo:rsid="00209a25" officeooo:paragraph-rsid="0041aa07"/>
    </style:style>
    <style:style style:name="P67" style:family="paragraph" style:parent-style-name="Text_20_body">
      <style:paragraph-properties fo:margin-top="0in" fo:margin-bottom="0in" loext:contextual-spacing="true"/>
      <style:text-properties officeooo:rsid="0019bf8c" officeooo:paragraph-rsid="0041aa07"/>
    </style:style>
    <style:style style:name="P68" style:family="paragraph" style:parent-style-name="Text_20_body">
      <style:paragraph-properties fo:margin-top="0in" fo:margin-bottom="0in" loext:contextual-spacing="true"/>
      <style:text-properties officeooo:rsid="001bb191" officeooo:paragraph-rsid="0041aa07"/>
    </style:style>
    <style:style style:name="P69" style:family="paragraph" style:parent-style-name="Text_20_body">
      <style:paragraph-properties fo:margin-top="0in" fo:margin-bottom="0in" loext:contextual-spacing="true"/>
      <style:text-properties officeooo:rsid="001cace5" officeooo:paragraph-rsid="0041aa07"/>
    </style:style>
    <style:style style:name="P70" style:family="paragraph" style:parent-style-name="Text_20_body">
      <style:paragraph-properties fo:margin-top="0in" fo:margin-bottom="0in" loext:contextual-spacing="true"/>
      <style:text-properties officeooo:paragraph-rsid="0041aa07"/>
    </style:style>
    <style:style style:name="P71" style:family="paragraph" style:parent-style-name="Text_20_body">
      <style:paragraph-properties fo:margin-top="0in" fo:margin-bottom="0in" loext:contextual-spacing="true"/>
      <style:text-properties officeooo:paragraph-rsid="00436dfc"/>
    </style:style>
    <style:style style:name="P72" style:family="paragraph" style:parent-style-name="Text_20_body">
      <style:paragraph-properties fo:margin-top="0in" fo:margin-bottom="0in" loext:contextual-spacing="true"/>
      <style:text-properties officeooo:rsid="00436dfc" officeooo:paragraph-rsid="00436dfc"/>
    </style:style>
    <style:style style:name="P73" style:family="paragraph" style:parent-style-name="Text_20_body">
      <style:paragraph-properties fo:margin-top="0in" fo:margin-bottom="0in" loext:contextual-spacing="true"/>
      <style:text-properties officeooo:rsid="0043ccf6" officeooo:paragraph-rsid="0043ccf6"/>
    </style:style>
    <style:style style:name="P74" style:family="paragraph" style:parent-style-name="Text_20_body">
      <style:paragraph-properties fo:margin-top="0in" fo:margin-bottom="0in" loext:contextual-spacing="true"/>
      <style:text-properties officeooo:rsid="00458e92" officeooo:paragraph-rsid="00458e92"/>
    </style:style>
    <style:style style:name="P75" style:family="paragraph" style:parent-style-name="Text_20_body">
      <style:paragraph-properties fo:margin-top="0in" fo:margin-bottom="0in" loext:contextual-spacing="true"/>
      <style:text-properties officeooo:paragraph-rsid="00458e92"/>
    </style:style>
    <style:style style:name="P76" style:family="paragraph" style:parent-style-name="Text_20_body">
      <style:paragraph-properties fo:margin-top="0in" fo:margin-bottom="0in" loext:contextual-spacing="true"/>
      <style:text-properties officeooo:rsid="0046b5de" officeooo:paragraph-rsid="0046b5de"/>
    </style:style>
    <style:style style:name="P77" style:family="paragraph" style:parent-style-name="Text_20_body">
      <style:paragraph-properties fo:margin-top="0in" fo:margin-bottom="0in" loext:contextual-spacing="true"/>
      <style:text-properties officeooo:rsid="0047dfcb" officeooo:paragraph-rsid="0047dfcb"/>
    </style:style>
    <style:style style:name="P78" style:family="paragraph" style:parent-style-name="Text_20_body">
      <style:paragraph-properties fo:margin-top="0in" fo:margin-bottom="0in" loext:contextual-spacing="true"/>
      <style:text-properties officeooo:rsid="0049aaae" officeooo:paragraph-rsid="0049aaae"/>
    </style:style>
    <style:style style:name="P79" style:family="paragraph" style:parent-style-name="Text_20_body">
      <style:paragraph-properties fo:margin-top="0in" fo:margin-bottom="0in" loext:contextual-spacing="true"/>
      <style:text-properties officeooo:paragraph-rsid="0049aaae"/>
    </style:style>
    <style:style style:name="T1" style:family="text">
      <style:text-properties officeooo:rsid="001631b8"/>
    </style:style>
    <style:style style:name="T2" style:family="text">
      <style:text-properties officeooo:rsid="0016c570"/>
    </style:style>
    <style:style style:name="T3" style:family="text">
      <style:text-properties officeooo:rsid="0017566a"/>
    </style:style>
    <style:style style:name="T4" style:family="text">
      <style:text-properties officeooo:rsid="0017cc44"/>
    </style:style>
    <style:style style:name="T5" style:family="text">
      <style:text-properties fo:font-style="italic" style:font-style-asian="italic" style:font-style-complex="italic"/>
    </style:style>
    <style:style style:name="T6" style:family="text">
      <style:text-properties fo:font-style="italic" officeooo:rsid="00401452" style:font-style-asian="italic" style:font-style-complex="italic"/>
    </style:style>
    <style:style style:name="T7" style:family="text">
      <style:text-properties officeooo:rsid="001b03b4"/>
    </style:style>
    <style:style style:name="T8" style:family="text">
      <style:text-properties officeooo:rsid="001c5ad8"/>
    </style:style>
    <style:style style:name="T9" style:family="text">
      <style:text-properties officeooo:rsid="001da51c"/>
    </style:style>
    <style:style style:name="T10" style:family="text">
      <style:text-properties officeooo:rsid="001f488d"/>
    </style:style>
    <style:style style:name="T11" style:family="text">
      <style:text-properties officeooo:rsid="00220a3b"/>
    </style:style>
    <style:style style:name="T12" style:family="text">
      <style:text-properties officeooo:rsid="00232808"/>
    </style:style>
    <style:style style:name="T13" style:family="text">
      <style:text-properties officeooo:rsid="0024e02d"/>
    </style:style>
    <style:style style:name="T14" style:family="text">
      <style:text-properties officeooo:rsid="0026c09b"/>
    </style:style>
    <style:style style:name="T15" style:family="text">
      <style:text-properties fo:font-variant="normal" fo:text-transform="none" fo:color="#252525" style:font-name="Liberation Serif" fo:font-size="12pt" fo:letter-spacing="normal" fo:font-style="normal" fo:font-weight="normal" style:font-size-asian="12pt" style:font-size-complex="12pt"/>
    </style:style>
    <style:style style:name="T16"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7"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8"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9"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20"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21"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22"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23" style:family="text">
      <style:text-properties fo:font-variant="normal" fo:text-transform="none" fo:color="#252525" style:font-name="Liberation Serif" fo:font-size="12pt" fo:letter-spacing="normal" fo:font-weight="normal" style:font-size-asian="12pt" style:font-size-complex="12pt"/>
    </style:style>
    <style:style style:name="T24" style:family="text">
      <style:text-properties fo:font-variant="normal" fo:text-transform="none" fo:color="#252525" style:font-name="Liberation Serif" fo:font-size="12pt" fo:letter-spacing="normal" fo:font-weight="normal" officeooo:rsid="0010dad4" style:font-size-asian="12pt" style:font-size-complex="12pt"/>
    </style:style>
    <style:style style:name="T25" style:family="text">
      <style:text-properties officeooo:rsid="002a6827"/>
    </style:style>
    <style:style style:name="T26" style:family="text">
      <style:text-properties officeooo:rsid="002d758b"/>
    </style:style>
    <style:style style:name="T27" style:family="text">
      <style:text-properties officeooo:rsid="002e126b"/>
    </style:style>
    <style:style style:name="T28" style:family="text">
      <style:text-properties officeooo:rsid="002e8b7c"/>
    </style:style>
    <style:style style:name="T29" style:family="text">
      <style:text-properties officeooo:rsid="002fbf86"/>
    </style:style>
    <style:style style:name="T30" style:family="text">
      <style:text-properties officeooo:rsid="003178b2"/>
    </style:style>
    <style:style style:name="T31" style:family="text">
      <style:text-properties officeooo:rsid="00331ce2"/>
    </style:style>
    <style:style style:name="T32" style:family="text">
      <style:text-properties officeooo:rsid="0019f4c4"/>
    </style:style>
    <style:style style:name="T33" style:family="text">
      <style:text-properties officeooo:rsid="001b1a49"/>
    </style:style>
    <style:style style:name="T34" style:family="text">
      <style:text-properties officeooo:rsid="001a2483"/>
    </style:style>
    <style:style style:name="T35" style:family="text">
      <style:text-properties officeooo:rsid="001ed1a2"/>
    </style:style>
    <style:style style:name="T36" style:family="text">
      <style:text-properties officeooo:rsid="001cdd15"/>
    </style:style>
    <style:style style:name="T37" style:family="text">
      <style:text-properties officeooo:rsid="00355caa"/>
    </style:style>
    <style:style style:name="T38" style:family="text">
      <style:text-properties officeooo:rsid="00386ad1"/>
    </style:style>
    <style:style style:name="T39" style:family="text">
      <style:text-properties officeooo:rsid="0038d9c9"/>
    </style:style>
    <style:style style:name="T40" style:family="text">
      <style:text-properties officeooo:rsid="0039069f"/>
    </style:style>
    <style:style style:name="T41" style:family="text">
      <style:text-properties officeooo:rsid="003a8afc"/>
    </style:style>
    <style:style style:name="T42" style:family="text">
      <style:text-properties officeooo:rsid="003bb5c1"/>
    </style:style>
    <style:style style:name="T43" style:family="text">
      <style:text-properties officeooo:rsid="003cf4d6"/>
    </style:style>
    <style:style style:name="T44" style:family="text">
      <style:text-properties officeooo:rsid="00401452"/>
    </style:style>
    <style:style style:name="T45" style:family="text">
      <style:text-properties officeooo:rsid="00054ec2"/>
    </style:style>
    <style:style style:name="T46" style:family="text">
      <style:text-properties officeooo:rsid="000c877d"/>
    </style:style>
    <style:style style:name="T47" style:family="text">
      <style:text-properties officeooo:rsid="000cfd9c"/>
    </style:style>
    <style:style style:name="T48" style:family="text">
      <style:text-properties officeooo:rsid="00056cd8"/>
    </style:style>
    <style:style style:name="T49" style:family="text">
      <style:text-properties officeooo:rsid="000e5b49"/>
    </style:style>
    <style:style style:name="T50" style:family="text">
      <style:text-properties officeooo:rsid="0006cea1"/>
    </style:style>
    <style:style style:name="T51" style:family="text">
      <style:text-properties officeooo:rsid="000f548e"/>
    </style:style>
    <style:style style:name="T52" style:family="text">
      <style:text-properties officeooo:rsid="00101382"/>
    </style:style>
    <style:style style:name="T53" style:family="text">
      <style:text-properties officeooo:rsid="00081a43"/>
    </style:style>
    <style:style style:name="T54" style:family="text">
      <style:text-properties officeooo:rsid="0010fa7c"/>
    </style:style>
    <style:style style:name="T55" style:family="text">
      <style:text-properties officeooo:rsid="0012c534"/>
    </style:style>
    <style:style style:name="T56" style:family="text">
      <style:text-properties officeooo:rsid="0009833a"/>
    </style:style>
    <style:style style:name="T57" style:family="text">
      <style:text-properties officeooo:rsid="00143ca5"/>
    </style:style>
    <style:style style:name="T58" style:family="text">
      <style:text-properties officeooo:rsid="0014fb53"/>
    </style:style>
    <style:style style:name="T59" style:family="text">
      <style:text-properties officeooo:rsid="0015e52d"/>
    </style:style>
    <style:style style:name="T60" style:family="text">
      <style:text-properties officeooo:rsid="0009b6cd"/>
    </style:style>
    <style:style style:name="T61" style:family="text">
      <style:text-properties officeooo:rsid="0017c7b0"/>
    </style:style>
    <style:style style:name="T62" style:family="text">
      <style:text-properties officeooo:rsid="0018ad64"/>
    </style:style>
    <style:style style:name="T63" style:family="text">
      <style:text-properties officeooo:rsid="0019bf8c"/>
    </style:style>
    <style:style style:name="T64" style:family="text">
      <style:text-properties officeooo:rsid="002030dc"/>
    </style:style>
    <style:style style:name="T65" style:family="text">
      <style:text-properties officeooo:rsid="00209a25"/>
    </style:style>
    <style:style style:name="T66" style:family="text">
      <style:text-properties officeooo:rsid="000a8372"/>
    </style:style>
    <style:style style:name="T67" style:family="text">
      <style:text-properties officeooo:rsid="001a7c82"/>
    </style:style>
    <style:style style:name="T68" style:family="text">
      <style:text-properties officeooo:rsid="001bb191"/>
    </style:style>
    <style:style style:name="T69" style:family="text">
      <style:text-properties officeooo:rsid="000c8217"/>
    </style:style>
    <style:style style:name="T70" style:family="text">
      <style:text-properties officeooo:rsid="0043ccf6"/>
    </style:style>
    <style:style style:name="T71" style:family="text">
      <style:text-properties officeooo:rsid="00458e92"/>
    </style:style>
    <style:style style:name="T72" style:family="text">
      <style:text-properties officeooo:rsid="0049aa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Двухэтажный дом машинописного бюро напоминал «Черевкину школу». От входа наверх вела широкая деревянная лестница и там в паре смежных <text:span text:style-name="T2">комнат</text:span> машинистки с поразительной скоростью стрекотали своими печатными машинками. </text:p>
      <text:p text:style-name="P1">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1">Она назначила день, когда мне надо будет придти за готовым текстом. </text:p>
      <text:p text:style-name="P1">Замирая сердцем, я сказал, что у меня есть ещё переводы. Она ответила, что м<text:span text:style-name="T2">о</text:span>гу приносить и их — по одному, по два. <text:span text:style-name="T1">На мой вопрос об оплате она непонятно отмахнулась.</text:span></text:p>
      <text:p text:style-name="P2"/>
      <text:p text:style-name="P2">Месяца два с половиной, может три, я пробирался в назначенные Валей дни в машинописное бюро.</text:p>
      <text:p text:style-name="P2">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Когда я отдал Вале перевод последнего из рассказов и снова попытался выяснить насчёт оплаты, она опять отмахнулась.</text:p>
      <text:p text:style-name="P2"/>
      <text:p text:style-name="P2">Труд обязан вознаграждаться, поэтому я решил заплатить не деньгами, а подарком.</text:p>
      <text:p text:style-name="P2">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2">Там, после обхода стеклянных ящиков-шкафов с непомерно дорогими ожерельями, 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2">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2">- Мельхиор?- спросила машинистка из-за соседнего стола.</text:p>
      <text:p text:style-name="P3">Я не стал никому ничего объяснять: <text:s/>кто захочет — <text:span text:style-name="T3">найдёт способ определить из чего.</text:span></text:p>
      <text:p text:style-name="P3"/>
      <text:p text:style-name="P4">В тот месяц алименты в Нежин и Конотоп съехали на 15 руб.</text:p>
      <text:p text:style-name="P4"/>
      <text:p text:style-name="P4">За пару дней до первомая меня опять потянуло на ритуалы. С декабристов 13 я принёс на объект кусок яркокрасного кумача, 40 х 40 см, прибил его на двухметровый брус из кучи останков бывших риштовок и вышел весёлый флажок.</text:p>
      <text:p text:style-name="P4">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4">Пётр Кирпа спросил что это я опять вытворяю и мне пришлось прогнать ему насчёт дня международной солидарности трудящихся. Он пообещал мне, что я допрыгаюсь, но бригада промолчала.</text:p>
      <text:p text:style-name="P4">Укладывая кирпич в стену захватки, мы иногда поглядывали на весело трепещущий кусок кумача над нашими трудовыми спинами.</text:p>
      <text:p text:style-name="P4"/>
      <text:p text:style-name="P4">Утром первого мая, в джинсах и светлой рубашке, я вышел на веранду обуть туфли. Там оказались мои родители. Они уже много лет считали себя свободными от хождения по демонстрациям.</text:p>
      <text:p text:style-name="P4">Я сел на маленькую табуреточку отцовского производства, чтобы завязать шнурки на чёрных кожаных туфлях.</text:p>
      <text:p text:style-name="P4">- <text:span text:style-name="T4">Ты никуда не пойдёшь,- сказала мне моя мать, стоя между мной и остеклённогй дверью веранды.</text:span></text:p>
      <text:p text:style-name="P4">- <text:span text:style-name="T4">Посидишь дома,- подтвердил мой отец и задвинул засовчик на двери — плод своего слесарного искусства в Рембазе.</text:span></text:p>
      <text:p text:style-name="P5"><text:soft-page-break/>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6"><text:tab/><text:tab/><text:tab/>Ой, Днипро, Днипро, </text:p>
      <text:p text:style-name="P6"><text:tab/><text:tab/><text:tab/>Ты широк могуч,</text:p>
      <text:p text:style-name="P5"><text:span text:style-name="T5"><text:tab/><text:tab/><text:tab/>Над тобой плывут облака..</text:span>.</text:p>
      <text:p text:style-name="P5">Дальше я не знал слов, медленно поднялся и сделал шаг к выходу.</text:p>
      <text:p text:style-name="P5">Мой отец поймал мою шею в захват своими трудовыми руками молотобойца, дизелиста и слесаря. Меня всегда восхищала рельефность бицепсов его рук. Мать моя повисла на моём противоположном плече.</text:p>
      <text:p text:style-name="P5">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5">- Гадёныш!- крикнул мой отец.</text:p>
      <text:p text:style-name="P5">- Негодяй!- вторила ему моя мать.</text:p>
      <text:p text:style-name="P5">С победным смехом я воскликнул:</text:p>
      <text:p text:style-name="P5">- Мама! Догогонь!</text:p>
      <text:p text:style-name="P5">Так, по рассказам родителей, в двухлетнем возрасте я выговаривал «догони!»...</text:p>
      <text:p text:style-name="P5"/>
      <text:p text:style-name="P10">С тех пор я перестал разговаривать с родителями и перестал ходить на демонстрации.</text:p>
      <text:p text:style-name="P10">Вместо этого я сворачивал на Профессийной влево и шёл до самой окраины, где дома сменялись лугом и деревьями лесополосы вдоль насыпи. Оттуда пустынная полевая дорога вела в сторону станции Куколка. </text:p>
      <text:p text:style-name="P10">До неё я не доходил, <text:span text:style-name="T7">а</text:span> через пару километров <text:span text:style-name="T7">переходил на отделяющуюся </text:span>от железнодорожной насыпи ветк<text:span text:style-name="T7">у</text:span> пути, по которому никто не ездит — он запасной на случай войны. Одинокая рельсовая колея соединяет киевскую и московскую часть магистрали в объезд Конотопа. Это ж стратегически важная узловая станция и его разбомбят в первую очередь.</text:p>
      <text:p text:style-name="P10">Вот зачем понадобился объездной путь, который, не заходя в Конотоп, плавной дугой через пустые поля выводит к сеймовскому лесу.</text:p>
      <text:p text:style-name="P11">У остановки «Присеймовье» я сворачивал к реке, где когда-то, ещё неженатыми, мы отдыхали с Ирой.</text:p>
      <text:p text:style-name="P11">Там я прочитывал «Morning Star» почти от доски до доски — кроме последней спортивной страницы, которую всегда игнорировал. Газету я оставлял на берегу, авось кому и пригодится.</text:p>
      <text:p text:style-name="P11">Обратный путь лежал вдоль основной двухколейной магистрали. <text:s/>Тропою под её высокой насыпью я входил в Конотоп и долго шёл вдоль огородов — аж до второго моста, где железная дорога сворачивает к Вокзалу. Тут мы с ней расставались и по окраинным улочкам вдоль Болота я шёл уже в вечерней темноте <text:span text:style-name="T8">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12">В целом получался замкнутый круг — откуда вышел, туда и вернулся, прошагав весь день. <text:s/>Эти сольные марш-броски заменили мне демонстрации.</text:p>
      <text:p text:style-name="P7"><text:tab/><text:tab/><text:tab/>...ах, о чём</text:p>
      <text:p text:style-name="P7"><text:tab/><text:tab/><text:tab/> <text:s text:c="2"/>мы хохочем?</text:p>
      <text:p text:style-name="P7"><text:tab/><text:tab/><text:tab/> <text:s text:c="2"/>ведь не очень</text:p>
      <text:p text:style-name="P12"><text:span text:style-name="T5"><text:tab/><text:tab/><text:tab/> <text:s text:c="2"/>охочи..</text:span>.</text:p>
      <text:p text:style-name="P12">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13">Я <text:span text:style-name="T9">отправился</text:span> в локомотивное депо, проник на его безлюдную и тихую, по поводу второго праздничного дня, территорию <text:span text:style-name="T9">и там вышел к незавершённому строительству </text:span><text:soft-page-break/><text:span text:style-name="T9">административного корпуса.</text:span></text:p>
      <text:p text:style-name="P14">У груды силикатного кирпича наваленного самосвалами я установил пустой поддон и принялся складывать на него кирпичи.</text:p>
      <text:p text:style-name="P14">Иногда приходилось левым локтем зажимать грудь, пронзаемую уже не булавкой, а спицей.</text:p>
      <text:p text:style-name="P14">Когда на поддон были сложены все двенадцать рядов кирпича, я сказал себе, что жить буду и поднялся на незавершённый третий этаж.</text:p>
      <text:p text:style-name="P14">Тут я снял с угла кладки Весёлого Роджера, сунул его в дыру одной из плит перекрытия и присыпал засохшим раствором.</text:p>
      <text:p text:style-name="P14">Запугиванья Кирпы остались пустой угрозой — в то лето меня так и не увезли в Ромны. </text:p>
      <text:p text:style-name="P14">Неужто я поумнел? Сомневаюсь. <text:span text:style-name="T10">Просто как-то не подвернулись ничьи высокопоставленные мозоли.</text:span></text:p>
      <text:p text:style-name="P15">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15"/>
      <text:p text:style-name="P15">В моём не продуманном в подробностях плане подкатила несложная и приятная деталь — сборка отпечатанных текстов в один общий том рассказов.</text:p>
      <text:p text:style-name="P15">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отчёты на полках, в ряду таких же папок с широкими корешками.</text:p>
      <text:p text:style-name="P15">Дырокол для пробивки страниц машинописного текста по размеру кольцевых застёжек я взял у секретарши СМП-615. Начальник аж позеленел, увидав меня в пределах своей птицефабрики, но его мозоли ещё не доросли считаться высокопоставленными.</text:p>
      <text:p text:style-name="P15"/>
      <text:p text:style-name="P16">Смонтированный в папке сборник рассказов разместился в симпатичном целлофановом пакете и я повёз его — трубите фанфары! литавры гремите! — в стольный град Киев, в книжное издательство «Днiпро».</text:p>
      <text:p text:style-name="P16">В первом кабинете, где я гордо объявил, что тут у меня сборник переведённых рассказов В. С. Моэма, улыбчивый молодой человек ответил, что по Моэму он не специалист и нужный мне сотрудник сидит через два кабинета по коридору, может быть, проводить?</text:p>
      <text:p text:style-name="P16">С не меньшей благовоспитанностью я сказал, что, по-моему, и сам найду, спасибо.</text:p>
      <text:p text:style-name="P16">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16">От Моэма он не открещивался и тогда я вынул и положил ему на стол увесистый том в серой пластиковой обложке.</text:p>
      <text:p text:style-name="P17">Он нехотя открыл, глянул на название первого рассказа — «Дождь» <text:s/>— и спросил кто меня прислал.</text:p>
      <text:p text:style-name="P17">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17">Но куда, при такой системе, независимому копьеносцу податься?!</text:p>
      <text:p text:style-name="P17">Он, на всякий случай, ещё раз раскрыл том где-то посередине и тут же захлопнул обложку.</text:p>
      <text:p text:style-name="P17">- Я просто посыльный,- ответил я.- Меня попросили отнести в ваше издательство, вот я и принёс.</text:p>
      <text:p text:style-name="P17">- Кто?</text:p>
      <text:p text:style-name="P17">Я открыл обложку и показал квадратик бумаги приклеенный к ней с изнанки, где, на всякий, значился мой конотопский адрес.</text:p>
      <text:p text:style-name="P17">- <text:span text:style-name="T11">Вот этот мой друг,- сказал я.</text:span></text:p>
      <text:p text:style-name="P18">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18"><text:soft-page-break/>На следующий день в Конотопе, на улице Декабристов 13, меня ждала на полках этажерки бандероль в жёсткой горчично-коричневой бумаге почтовых отправлений.</text:p>
      <text:p text:style-name="P18">У меня не было причин открыть её. Зачем?</text:p>
      <text:p text:style-name="P18">По размерам и знакомому весу я и не глядя знал что там внутри.</text:p>
      <text:p text:style-name="P18">Годовой отчёт за минувшие шесть лет жизни — 472 страницы; 35 рассказов Моэма в переводе на украинский язык.</text:p>
      <text:p text:style-name="P18">Странно как она вообще не пришла в Конотоп раньше моего возвращения из Киева.</text:p>
      <text:p text:style-name="P18">А ещё странно, что эта нераспечатанная бандероль с нечитанными рассказами оставила меня таким отморожено безразличным.</text:p>
      <text:p text:style-name="P18">Ага... <text:span text:style-name="T12">Эти шесть лет не вписываются в феодально разгрáфленную систему книгоиздательского дела.</text:span></text:p>
      <text:p text:style-name="P18">- <text:span text:style-name="T12">Кто вас прислал в нашу квадратно-гнездовую реальность?</text:span></text:p>
      <text:p text:style-name="P19">- <text:span text:style-name="T25">Извините, не в ту дверь постучал.</text:span></text:p>
      <text:p text:style-name="P19">«<text:span text:style-name="T27">Прощайте, пэры и пэрухи, сэры и сэрухи!»,- как говаривал дядя Вадя, знаток вассальной зависимости из учебника средних веков.</text:span></text:p>
      <text:p text:style-name="P19"/>
      <text:p text:style-name="P29">Вместо экземпляра книги рассказов Моэма из небольшого, стотысячного тиража, на полках прочно улеглась увесистая бандероль. В том, что зависело от меня, план был исполнен по всем пунктам и это лишило жизнь всякой цели. </text:p>
      <text:p text:style-name="P29">Всё катилось по давно наезженной до блеска колее, но уже беспланово и бесцельно.</text:p>
      <text:p text:style-name="P29">Впрочем, если не задаваться вопросом «зачем?», то и парной по четвергам с последующими парой бутылок пива достаточно, чтобы прожить ещё неделю. <text:span text:style-name="T28">Вон, тибетские монахи и без этого обходятся.</text:span></text:p>
      <text:p text:style-name="P30">Мне явно не доставало плотских утех.</text:p>
      <text:p text:style-name="P30">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веранде.</text:p>
      <text:p text:style-name="P30">Углублённый самодопрос прояснил, что это я высматриваю высокие австрийские сапоги.</text:p>
      <text:p text:style-name="P30">И в этом не моя вина — австрийские обувщики работают на совесть, но откуда сапоги возьмутся летом? И чего ради ей приезжать в Конотоп, а тем более на Декабристов 13?</text:p>
      <text:p text:style-name="P30">Такие риторические вопросы помогали выставлять себя на смех перед самим собою, но не могли предотвратить ночных поллюций.</text:p>
      <text:p text:style-name="P30"/>
      <text:p text:style-name="P31">Глубокой ночью сон мой прервался тем, что я вскинул голову и резко опустил её на деревянный подлокотник раздвижного дивана. </text:p>
      <text:p text:style-name="P31">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31">Включив лампу на столе, я вернулся и откинул одеяло. Блин! Тёмное влажное пятно красовалось на малиновой скатерти, которая давно лишилась бахромы и перешла в разряд покрывал.</text:p>
      <text:p text:style-name="P31">- Всё правильно,- сказал я сам себе.- Именно для этого ты её и украл.</text:p>
      <text:p text:style-name="P31">Потом я сделал в покрывале складку поверх пятна, чтоб не касаться мокрого, и лёг досыпать ночь.</text:p>
      <text:p text:style-name="P9"><text:tab/><text:tab/><text:tab/> <text:s text:c="2"/>Для меня дыры чёрные — </text:p>
      <text:p text:style-name="P9"><text:tab/><text:tab/><text:tab/> <text:s text:c="2"/>Белые пятна...</text:p>
      <text:p text:style-name="P9"><text:tab/><text:tab/><text:tab/>...И сплетаются в жгут без ответов вопросы,</text:p>
      <text:p text:style-name="P31"><text:span text:style-name="T5"><text:tab/><text:tab/><text:tab/> <text:s text:c="2"/>Окропя чёрным семенем белую простынь</text:span>.</text:p>
      <text:p text:style-name="P31"/>
      <text:p text:style-name="P31">А ещё трудно стало ездить трамваем в часы пик. Если стиснут со всех сторон, как вогнутую бубну, это куда ни шло, но когда при этом уткнут в пышное бедро молодой женщины — хоть «караул!» кричи. <text:span text:style-name="T29">У тебя тут, естественно, прёт ломовая эрекция, которую не в силах утаить </text:span><text:soft-page-break/><text:span text:style-name="T29">оба ваших плаща. Причём отступать некуда — пассажиров больше, чем селёдок в бочке.</text:span></text:p>
      <text:p text:style-name="P32">Вот и стоишь, уныло глядя за стекло окна, типа, я тут не при чём.</text:p>
      <text:p text:style-name="P32">Но если не твой, то чей же?</text:p>
      <text:p text:style-name="P36"><text:tab/><text:tab/><text:tab/>Благословенны будьте повороты</text:p>
      <text:p text:style-name="P35"><text:tab/><text:tab/><text:tab/>и прочие извивы</text:p>
      <text:p text:style-name="P34"><text:tab/><text:tab/><text:tab/>у путей трамвайных –</text:p>
      <text:p text:style-name="P34"><text:tab/><text:tab/><text:tab/>Пособники</text:p>
      <text:p text:style-name="P34"><text:tab/><text:tab/><text:tab/>сладчайших прикасательств,</text:p>
      <text:p text:style-name="P33"><text:span text:style-name="T5"><text:tab/><text:tab/><text:tab/>вполне пристойных и почти случайных..</text:span>.</text:p>
      <text:p text:style-name="P33"/>
      <text:p text:style-name="P37">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37">Но мне на кой хрен это либидо?! Я вам не Ван Гог, и не Волт Витмен.</text:p>
      <text:p text:style-name="P37">Мой план исполнен и забандеролен.</text:p>
      <text:p text:style-name="P37">Но как избавиться? Вот в чём вопрос.</text:p>
      <text:p text:style-name="P37"/>
      <text:p text:style-name="P40">Проклятое либидо настигало меня не только в общественном транспорте, или эротических сновидениях, но даже и на рабочем месте. Просто здесь творческий оргазм начинался минуя стадию физиологической эрекции.</text:p>
      <text:p text:style-name="P40"/>
      <text:p text:style-name="P40">Например, на 100-квартирном меня привлекла незнакомая молодая штукатурша, 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40">Я решил накропать свою Песню Песней, используя её как натурщицу.</text:p>
      <text:p text:style-name="P40">Обычно штукатуры начинают свою работу на объекте после засыпки плит пола керамзитом.</text:p>
      <text:p text:style-name="P40">Керамзит — хороший теплоизоляционный материал, вот только хрустит под ногами пока не покрыт стяжкой.</text:p>
      <text:p text:style-name="P40">Обернувшись пару раз на мои осторожные шаги по керамзиту — я подходил к дверному проёму уточнить детали слагаемого шедевра — она спросила Трепетилиху, что затирала оконный откос:</text:p>
      <text:p text:style-name="P40">- А может этот украл мой мастерок?</text:p>
      <text:p text:style-name="P40">- Ты что!- ответила Трепетилиха.- Этот такой, что потопчется по твоему мастерку, но не стянет.</text:p>
      <text:p text:style-name="P41">С учётом размеров моего тогдашнего либидо,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text:p>
      <text:p text:style-name="P36"><text:tab/><text:tab/><text:tab/>С высокой скалы сбросил либидо своё </text:p>
      <text:p text:style-name="P36"><text:tab/><text:tab/><text:tab/>Я в синее море</text:p>
      <text:p text:style-name="P36"><text:tab/><text:tab/><text:tab/>И увидал — </text:p>
      <text:p text:style-name="P37"><text:span text:style-name="T5"><text:tab/><text:tab/><text:tab/></text:span><text:span text:style-name="T6">Как синее море т</text:span><text:span text:style-name="T5">онет в либидо моём..</text:span>.</text:p>
      <text:p text:style-name="P37"/>
      <text:p text:style-name="P38">Блин! Три залёта в Ромны и два развода не оставляют даже одного шанса из тысячи на серьёзные отношения. Вот и держишь себя в смирительной рубашке.</text:p>
      <text:p text:style-name="P37"/>
      <text:p text:style-name="P37">Весенним поздним вечером на привокзальной площади кому-то поплохело. Может, сердчишко подкачало, или ещё что, но рухнул мужчина на асфальт.</text:p>
      <text:p text:style-name="P37">Однако, «скорая» — молодец; подкатила, когда ещё не утихли женские «ахи!» в небольшой <text:soft-page-break/>сгрудившейся толпе.</text:p>
      <text:p text:style-name="P37">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37">По аллее от входа в парк с площади навстречу мне задумчиво шагала явная сопереживательница происшествия. <text:span text:style-name="T30">Когда мы поравнялись, она вдруг повторила «ах!», но только потише; всплеснула руками, как в Лебедином озере, и повалилась на меня.</text:span></text:p>
      <text:p text:style-name="P38">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38">Она сидела молча, свесив голову, и я галантно помалкивал рядом — в густой тени дерева, отгородившего свет фонаря в аллее.</text:p>
      <text:p text:style-name="P38">Я сидел рядом и зачитывал себе на тему бесполезности чего-то затевать с моим непроглядным прошлым в городе, где все друг друга знают.</text:p>
      <text:p text:style-name="P38">Когда взаимное молчание стало чересчур навязчивым, она положила мне руку на плечо, сказала слабым голосом «спасибо» и ушла по аллее.</text:p>
      <text:p text:style-name="P38">Я тоскливо смотрел вслед светлому пятну её длинного плаща и думал — Идиот! Обнял бы 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сознания, <text:span text:style-name="T31">своим либидо и ночами долгими, как у принцессы на горошине.</text:span></text:p>
      <text:p text:style-name="P38"/>
      <text:p text:style-name="P39">- <text:span text:style-name="T31">Так ты, родной, был с Катькой в парке?</text:span></text:p>
      <text:p text:style-name="P38">- <text:span text:style-name="T31">О чём ты, Натаня?</text:span></text:p>
      <text:p text:style-name="P38">- <text:span text:style-name="T31">Ладно тебе. Катька из нашей бухгалтерии сама рассказала: в Лунатике ей стало плохо и она упала на тебя.</text:span></text:p>
      <text:p text:style-name="P38">- <text:span text:style-name="T31">Она меня с кем-то путает.</text:span></text:p>
      <text:p text:style-name="P38">- <text:span text:style-name="T31">Врёшь!</text:span></text:p>
      <text:p text:style-name="P38">- <text:span text:style-name="T31">Везёт же некоторым! Катьки на них в парках падают.</text:span></text:p>
      <text:p text:style-name="P20">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20">- Эй! Ты ж из «Орфеев»? Огольцов?</text:p>
      <text:p text:style-name="P20">…молодой мужик моего возраста, рядом с ним женщина, жена наверное, тоже идут к вокзалу...</text:p>
      <text:p text:style-name="P20">- Да.</text:p>
      <text:p text:style-name="P20">- Я тебя знаю! Ты учился в Нежине, а я знал твою жену Ольгу.</text:p>
      <text:p text:style-name="P20">...нет, никогда не видел, а мою жену знал не ты один...</text:p>
      <text:p text:style-name="P20">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20">- Во! Прикинь — идём и всё дорогу долбает меня во все дырки!</text:p>
      <text:p text:style-name="P20">...чего ж не понять — знал во все дырки, вот ведь допотопщина, тут бродишь весь в страданиях насчёт <text:span text:style-name="T26">флейты</text:span> Иры, а он всё ещё про Ольгу никак не уймётся...</text:p>
      <text:p text:style-name="P20">- Хорошо. Передавай привет моей жене Ольге.</text:p>
      <text:p text:style-name="P20">- Ну, ты... д-дурогон!</text:p>
      <text:p text:style-name="P20">Предоставив их друг другу, я сворачиваю с Клубной в парк, на дорожку ведущую <text:span text:style-name="T13">в ДК им. 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21">Возле Базара в трамвай зашли Чепа и Владя.</text:p>
      <text:p text:style-name="P21"><text:soft-page-break/>- Привет!- говорю я.</text:p>
      <text:p text:style-name="P21">Чепа настороженно кивает и они тоже говорят:</text:p>
      <text:p text:style-name="P21">- Привет!</text:p>
      <text:p text:style-name="P21">Трамвай, громыхая, везёт нас к тринадцатой школе. У меня вырвался смешок.</text:p>
      <text:p text:style-name="P21">- О чём ты смеёшься, Сергей?- с небывалой корректностью спрашивает Чепа.</text:p>
      <text:p text:style-name="P21">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21">- <text:span text:style-name="T14">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ыдал:</text:span></text:p>
      <text:p text:style-name="P8"><text:tab/><text:tab/><text:tab/>Но твой расчёт не удалс<text:span text:style-name="T24">я́</text:span></text:p>
      <text:p text:style-name="P8"><text:span text:style-name="T24"><text:tab/><text:tab/><text:tab/>П</text:span><text:span text:style-name="T23">окрыть меня военной славой</text:span></text:p>
      <text:p text:style-name="P8"><text:span text:style-name="T23"><text:tab/><text:tab/><text:tab/>И за трубу я не бралс</text:span><text:span text:style-name="T24">я́ <text:s/></text:span><text:span text:style-name="T23">— </text:span></text:p>
      <text:p text:style-name="P22"><text:span text:style-name="T21"><text:tab/><text:tab/><text:tab/>Я в тот момент сидел в канаве..</text:span><text:span text:style-name="T15">.</text:span></text:p>
      <text:p text:style-name="P25">- Ты помнишь, Владя?</text:p>
      <text:p text:style-name="P25">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25">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25"/>
      <text:p text:style-name="P25">...этот переводчик из «Всесвита» неплохо сработал стихи того чеха... а на русском получится?</text:p>
      <text:p text:style-name="P28"><text:tab/><text:tab/><text:tab/>Иду и улыбаюсь сам себе</text:p>
      <text:p text:style-name="P28"><text:tab/><text:tab/><text:tab/>А как подумаю ЧТО</text:p>
      <text:p text:style-name="P28"><text:tab/><text:tab/><text:tab/>Обо мне решат прохожие,</text:p>
      <text:p text:style-name="P22"><text:span text:style-name="T21"><text:tab/><text:tab/><text:tab/></text:span><text:span text:style-name="T22">И</text:span><text:span text:style-name="T21"> вовсе — хохочу!.</text:span><text:span text:style-name="T15">.</text:span></text:p>
      <text:p text:style-name="P23"><text:span text:style-name="T15">...нет, во «Всесвите» лучше, </text:span><text:span text:style-name="T16">переводчик молодец, но </text:span><text:span text:style-name="T15">чех </text:span><text:span text:style-name="T16">ещё молодчее</text:span><text:span text:style-name="T15">, да и вообще чехи — молодцы... взять хотя бы Яна из Большевика... стоп! Яна брать не надо, а то всё выльется в одно заунывное Сю-Сю для выжимания горючих слёз из </text:span><text:span text:style-name="T16">насухо окаменевшей губки, что уже </text:span><text:span text:style-name="T19">год</text:span><text:span text:style-name="T16"> как завалилась за буфет... но этот чех и впрямь хорош, показал как </text:span><text:span text:style-name="T19">надо делать</text:span><text:span text:style-name="T16"> завещание поэта... до него одни только двухходовки: ах, похороните, чтоб по весне надо мной соловей песни пел... а меня та</text:span><text:span text:style-name="T19">м, где</text:span><text:span text:style-name="T16"> слыхать течен</text:span><text:span text:style-name="T19">и</text:span><text:span text:style-name="T16">е Днепра... </text:span><text:span text:style-name="T19">полный эгоизм и</text:span><text:span text:style-name="T16"> потребительс</text:span><text:span text:style-name="T19">тво</text:span><text:span text:style-name="T16">, то ли дело — <text:s/>хохотунчик, всё </text:span><text:span text:style-name="T19">чётко</text:span><text:span text:style-name="T16">, начиная с породы дерева: </text:span><text:span text:style-name="T19">заройте </text:span><text:span text:style-name="T16">под липу, </text:span><text:span text:style-name="T19">пусть</text:span><text:span text:style-name="T16"> корни </text:span><text:span text:style-name="T19">мои </text:span><text:span text:style-name="T16">соки </text:span><text:span text:style-name="T19">качают аж</text:span><text:span text:style-name="T16"> в цветы и</text:span><text:span text:style-name="T19">х </text:span><text:span text:style-name="T16">пчёлки </text:span><text:span text:style-name="T19">тот</text:span><text:span text:style-name="T16"> нектар </text:span><text:span text:style-name="T19">уносят</text:span><text:span text:style-name="T16"> в улей, </text:span><text:span text:style-name="T19">чтоб с</text:span><text:span text:style-name="T16"> мёд</text:span><text:span text:style-name="T19">ом</text:span><text:span text:style-name="T16"> </text:span><text:span text:style-name="T19">были</text:span><text:span text:style-name="T16"> булоч</text:span><text:span text:style-name="T19">ки</text:span><text:span text:style-name="T16"> </text:span><text:span text:style-name="T19">у молодых</text:span><text:span text:style-name="T16"> красот</text:span><text:span text:style-name="T19">ок</text:span><text:span text:style-name="T16">, </text:span><text:span text:style-name="T19">как сядут</text:span><text:span text:style-name="T16"> чай </text:span><text:span text:style-name="T19">пить</text:span><text:span text:style-name="T16">... вот </text:span><text:span text:style-name="T20">оно</text:span><text:span text:style-name="T16"> рыцарство! </text:span><text:span text:style-name="T20">он</text:span><text:span text:style-name="T16"> их и после смерти </text:span><text:span text:style-name="T20">на спец </text:span><text:span text:style-name="T16">па</text:span><text:span text:style-name="T20">ёк</text:span><text:span text:style-name="T16"> </text:span><text:span text:style-name="T20">сажает,</text:span><text:span text:style-name="T16"> закормлю, </text:span><text:span text:style-name="T20">говорит,</text:span><text:span text:style-name="T16"> деликатесами... но при чём тут Чехия? шизофрения наднациональна, </text:span><text:span text:style-name="T20">нерушима и неделима</text:span><text:span text:style-name="T16">... </text:span><text:span text:style-name="T20">хотя</text:span><text:span text:style-name="T17">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20">тебя фиксируют</text:span><text:span text:style-name="T17">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20">в самом уже термине </text:span><text:span text:style-name="T17">отрыв от бога: «божевiльний», причём существование и того и другого </text:span><text:span text:style-name="T18">за пределами доказуемости... </text:span><text:span text:style-name="T20">и,</text:span><text:span text:style-name="T18"> унюха</text:span><text:span text:style-name="T20">вши</text:span><text:span text:style-name="T18">, что привязь </text:span><text:span text:style-name="T20">уже</text:span><text:span text:style-name="T18"> не держит — вперёд! с упоеньем до умопомраченья... </text:span><text:span text:style-name="T20">только</text:span><text:span text:style-name="T18"> заруби на носу: на воле-то хорошо, да больно мокро и студёно... и в этом весь подвох: как уйти от диктата </text:span><text:span text:style-name="T20">берегущего</text:span><text:span text:style-name="T18"> стадо и вместе 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text:span><text:span text:style-name="T20">т</text:span><text:span text:style-name="T18">ак быстро? </text:span><text:span text:style-name="T20">н</text:span><text:span text:style-name="T18">и себе чего!.. Меркуцио повезло </text:span><text:span text:style-name="T20">с</text:span><text:span text:style-name="T18"> друг</text:span><text:span text:style-name="T20">ом, </text:span><text:span text:style-name="T18"><text:s/></text:span><text:soft-page-break/><text:span text:style-name="T18">Ромео вовремя одёрнет: «ты о пустом болтаешь! гляди, не </text:span><text:span text:style-name="T20">то</text:span><text:span text:style-name="T18"> утопа</text:span><text:span text:style-name="T20">ешь</text:span><text:span text:style-name="T18"> на Циолковского»... не понял, а что это Леночка перед калиткой прогуливается?..</text:span></text:p>
      <text:p text:style-name="P26">- Папа, к тебе гости.</text:p>
      <text:p text:style-name="P26">- Какие гости?</text:p>
      <text:p text:style-name="P26">- Не знаю, говорит, что твой друг.</text:p>
      <text:p text:style-name="P24"><text:span text:style-name="T18">З</text:span><text:span text:style-name="T15">вякнув клямкой калитки, я захожу во двор.</text:span></text:p>
      <text:p text:style-name="P27">На лавочке возле крыльца, подняв взгляд к нижним веткам от яблони за спиной, пуская вверх дым папиросы, сидит мой гость, он же друг.</text:p>
      <text:p text:style-name="P27">- Привет, Двойка.</text:p>
      <text:p text:style-name="P27">- Здорово, Ахуля.</text:p>
      <text:p text:style-name="P42"/>
      <text:p text:style-name="P43">Он явился электричкой из <text:span text:style-name="T32">недалёкого Бахмача в </text:span>соседней области и последней вечерней отбудет восвояси. <text:s/><text:span text:style-name="T32">До неё оставалось не так уже и много и мы не торопясь двинули на Вокзал.</text:span></text:p>
      <text:p text:style-name="P45">По пути мы повспоминали золотое времечко, <text:span text:style-name="T32">Славика с Петюней;</text:span> общи<text:span text:style-name="T32">ми словами</text:span> обрисовали свои дела за период, пока не виделись.</text:p>
      <text:p text:style-name="P45"><text:span text:style-name="T33">Ему, оказывается, известно, что </text:span>у <text:span text:style-name="T34">меня</text:span> всё пошло наперекосяк. <text:s/><text:span text:style-name="T35">Тут Двойка с печалью и сочувствием вздохнул.</text:span></text:p>
      <text:p text:style-name="P45"><text:span text:style-name="T35">Ну, а он, тем временем, закончил институт и стал учителем </text:span>хими<text:span text:style-name="T35">и</text:span> в школе <text:span text:style-name="T35">села </text:span>Варваровк<text:span text:style-name="T35">а — <text:s/>за шесть километров от его родного дома. </text:span><text:s/></text:p>
      <text:p text:style-name="P46">Меня не удивило такое вот удачное распределение; в эпоху дефицита у <text:span text:style-name="T35">экспедитора</text:span> районной торговой базы — <text:s/>его мамы — рычаги помощнее, чем у секретаря райкома партии.</text:p>
      <text:p text:style-name="P47">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35">промежутки заполнялись</text:span> гулеванье<text:span text:style-name="T35">м</text:span> с полублатными хлопцами в райцентре, да поездк<text:span text:style-name="T35">ами</text:span> в <text:span text:style-name="T35">Нежин</text:span> – переспать в общаге со студенточкой <text:span text:style-name="T35">пошлюховатей</text:span>.</text:p>
      <text:p text:style-name="P45">В армию сельских учителей не берут, <text:span text:style-name="T33">также как и </text:span>тех, кому исполнилось 27 лет. По достижении <text:span text:style-name="T33">указанного</text:span> возраста Двойка понял, что пора расти. </text:p>
      <text:p text:style-name="P45"><text:span text:style-name="T33">П</text:span>рофессор <text:span text:style-name="T33">из нежинского института</text:span>, которому перепадали дефициты с маминой торг<text:span text:style-name="T33">овой </text:span>базы, составил протекцию в <text:span text:style-name="T33">киевский</text:span> НИИ. </text:p>
      <text:p text:style-name="P45">Аспирантура. У каждой буквы <text:span text:style-name="T35">персональный</text:span> ореол. </text:p>
      <text:p text:style-name="P45">Чтоб влезть в аспирантуру, Двойка готов был помолиться всем богам. Профессор <text:span text:style-name="T33">свёл маму с нужным человеком в НИИ</text:span>, <text:span text:style-name="T36">она провела переговоры, </text:span>но Двойка<text:span text:style-name="T36"> ещё и во Владимирский собор сходил и не поскупился на двухпудовую свечу, а теперь, на всякий, <text:s/></text:span>заявился <text:span text:style-name="T36">и </text:span>ко мне. <text:span text:style-name="T36">Ведь я тот самый </text:span>Ахул<text:span text:style-name="T35">я</text:span> – <text:span text:style-name="T36">элита общаги, </text:span>восходящ<text:span text:style-name="T35">ая</text:span> звезд<text:span text:style-name="T36">ой англофака</text:span>, носител<text:span text:style-name="T35">ь</text:span> благословения, как Иаков, как Иосиф. </text:p>
      <text:p text:style-name="P45">Чёрт его знает, что такое благословение, но Томас Манн говорил, что оно есть. </text:p>
      <text:p text:style-name="P45"><text:span text:style-name="T36">Похоже</text:span> Ахул<text:span text:style-name="T36">я свалился под откос и расплескал </text:span>своё благословение, но <text:span text:style-name="T36">вдруг капля-другая не пролились? Пусть</text:span> брызнет и на него, на Двойку. </text:p>
      <text:p text:style-name="P45"><text:span text:style-name="T36">Про капли он мне ничего не говорил — поставил точку на гигантской свечке, а з</text:span>атем, без околичностей, выложил <text:span text:style-name="T36">деловую </text:span>суть, по которой мне терять нечего и если попадусь на чём, то меня сажать не станут, а у него <text:span text:style-name="T36">впереди </text:span>карьера. <text:span text:style-name="T36">Осталось только поступить в аспирантуру. Но</text:span> в случае удачи будет приличный куш.</text:p>
      <text:p text:style-name="P48">Короче, один <text:span text:style-name="T37">киевский</text:span> хочет закупить сумки две дури. Но не принимать же <text:span text:style-name="T37">Двойке </text:span>его у себя в селе: а вдруг он опер? Лучше <text:span text:style-name="T37">пусть</text:span> я продам в удобном месте. </text:p>
      <text:p text:style-name="P48">От такого предложения мне стало малость тоскливо — за политику в Ромнах держат 45 дней, а на сколько прикроют за анашу? И могут сделать беспробудно спящим. Но Двойка прав — терять мне нечего, план мой исполнен, и я согласился.</text:p>
      <text:p text:style-name="P49"><text:soft-page-break/>На второй платформе мы обменялись прощальным рукопожатием: да помогут тебе эти капли, Двойка. Поступай в свою аспирантуру — большому кораблю большое и плавание.</text:p>
      <text:p text:style-name="P49"/>
      <text:p text:style-name="P70"><text:s/><text:span text:style-name="T45">Т</text:span>елеграмма из Киева: «Суббота 12.30. Метро Вокзальная. Будут ребята». Подписи нет. Значит друг <text:span text:style-name="T45">меня зовёт</text:span> — Двойка. </text:p>
      <text:p text:style-name="P70"/>
      <text:p text:style-name="P70"><text:span text:style-name="T46">Всю почту адресованную мне</text:span> <text:span text:style-name="T45">родители</text:span> кла<text:span text:style-name="T46">дут</text:span> на стол под лампу: с работы приду – увижу <text:span text:style-name="T46">новый номер «Всесвита»</text:span>. <text:span text:style-name="T45">Но телеграмма из Киева приходит впервые, и текст какой-то конспиративный. <text:s/></text:span></text:p>
      <text:p text:style-name="P61">Зная, что на расспросы родителям я буду молчать как рыба об лёд, они поручены Леночке. </text:p>
      <text:p text:style-name="P70"><text:span text:style-name="T45">Я </text:span><text:s/>отвеча<text:span text:style-name="T46">ю</text:span> с уклончивостью дельфийских пифий, <text:span text:style-name="T46">чувствуя как нарастает напряжённая тишину на кухне и в смежной комнате</text:span>. </text:p>
      <text:p text:style-name="P70">- Тебе телеграмма. </text:p>
      <text:p text:style-name="P70">- Как интересно. </text:p>
      <text:p text:style-name="P70">- Уже прочитал? </text:p>
      <text:p text:style-name="P70">- А что ещё оставалось делать? </text:p>
      <text:p text:style-name="P70">- Из Киева? Да? </text:p>
      <text:p text:style-name="P70">- Так здесь написано. </text:p>
      <text:p text:style-name="P70">- А от кого? </text:p>
      <text:p text:style-name="P70">- Здесь не написано. </text:p>
      <text:p text:style-name="P70">- Поедешь? </text:p>
      <text:p text:style-name="P70">- Можно и не е<text:span text:style-name="T46">ха</text:span>ть, если <text:span text:style-name="T46">раздобыть</text:span> <text:span text:style-name="T46">дельтаплан.</text:span></text:p>
      <text:p text:style-name="P70"><text:s/></text:p>
      <text:p text:style-name="P70">Зачем <text:span text:style-name="T46">я </text:span>выпендрива<text:span text:style-name="T46">юсь</text:span> и напуска<text:span text:style-name="T46">ю</text:span> туману? А как 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70"/>
      <text:p text:style-name="P70">Обычно эти прекраснословные беседы обрыва<text:span text:style-name="T46">ются</text:span> яростным негодованием кухни: </text:p>
      <text:p text:style-name="P70">- Поговорила?! Уйди ты от него! </text:p>
      <text:p text:style-name="P70"><text:span text:style-name="T46">С</text:span>высока <text:span text:style-name="T46">по</text:span>коси<text:span text:style-name="T46">вшись</text:span> на меня, <text:span text:style-name="T46">Леночка </text:span>произноси<text:span text:style-name="T46">т</text:span> «странно!» и <text:span text:style-name="T46">идёт</text:span> прочь. </text:p>
      <text:p text:style-name="P70"/>
      <text:p text:style-name="P70"><text:span text:style-name="T47">Умн</text:span>ая <text:span text:style-name="T45">выросла девочка</text:span>. Умеет лавировать, пусть <text:span text:style-name="T47">пока </text:span>ещё наивно, по-детски. </text:p>
      <text:p text:style-name="P70"><text:span text:style-name="T47">За спиною не слабая выучка, особенно от трёх до пяти;</text:span> когда у неё вдруг испарилась мама, а папа <text:span text:style-name="T47">показывался лишь на выходные</text:span>, чтобы уйти к своим друзьям; <text:span text:style-name="T47">вечером по будням </text:span>за стенкою храпел пьянючий дед, <text:span text:style-name="T48">а</text:span> бабушка с досады, что улизнул-таки, хоть вместе шли из цеха к проходной, и что намёрзлась <text:span text:style-name="T48">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48">жутких</text:span> чудищ, повелительница чёрной вьюги, что царапается в стылые окна; и все они против неё — <text:span text:style-name="T48">пяти</text:span>летней, одной, беззащитной. </text:p>
      <text:p text:style-name="P70">Жаловаться — кому? Помощи ждать — откуда? </text:p>
      <text:p text:style-name="P70"><text:span text:style-name="T48">Вот и</text:span> подладилась <text:span text:style-name="T47">Леночка </text:span>к любимой бабуле. <text:span text:style-name="T47">Знает когда обнять</text:span>, и чмокн<text:span text:style-name="T47">уть</text:span>, а та ей пирожные с кремом привозит из магазина «Кулинария» <text:span text:style-name="T48">на Переезде</text:span>, где пересадка в трамвай на <text:span text:style-name="T48">П</text:span>осёлок. <text:span text:style-name="T47">Да ещё и</text:span> шьёт ей всё на машинке. </text:p>
      <text:p text:style-name="P70">С папы ей что? С работы при<text:span text:style-name="T48">ходит</text:span> и шуршит книжками, вон даже настольную лампу купил. Ну, ещё тридцатка в месяц, а что восьмикласснице <text:span text:style-name="T47">с </text:span>тридцат<text:span text:style-name="T47">и</text:span> рублей? </text:p>
      <text:p text:style-name="P70"><text:span text:style-name="T47">Зато бабуля</text:span> на неё страховку завела: <text:span text:style-name="T47">исполнится</text:span> восемнадцать лет — получите, Леночка, две тысячи. </text:p>
      <text:p text:style-name="P70">И <text:span text:style-name="T48">чего хочешь </text:span>вкусненько<text:span text:style-name="T47">го </text:span>попроси — <text:span text:style-name="T47">бабушка </text:span>сготовит. </text:p>
      <text:p text:style-name="P70"><text:soft-page-break/><text:span text:style-name="T47">И п</text:span>ро одноклассников всё до капельки знает, есть о чём <text:span text:style-name="T47">разговаривать</text:span>. </text:p>
      <text:p text:style-name="P70">Правда, если спросить что <text:span text:style-name="T47">такое</text:span> «счастье», или в чём красота – то <text:span text:style-name="T47">папа</text:span> интересне<text:span text:style-name="T47">й</text:span> объясняет. И новую причёску так похвалить умеет, что от радости аж в носу щекотно. Но всё равно, бабулечка — лучше. </text:p>
      <text:p text:style-name="P70"/>
      <text:p text:style-name="P70">Друг мой Двойка <text:span text:style-name="T47">верно</text:span> <text:span text:style-name="T47">вычислил</text:span>, что встречаться надо в 12.30. <text:span text:style-name="T48">К</text:span>ак раз <text:span text:style-name="T48">к</text:span> этому времени добредает в Киев первая электричка из Конотопа. </text:p>
      <text:p text:style-name="P70">Не учёл он лишь одного — <text:span text:style-name="T47">что не терплю быть поставленным</text:span> в рамки, которые не <text:span text:style-name="T47">от меня исходят</text:span>. Так что в мать городов русских я прибыл двумя часами раньше — скорым поездом.</text:p>
      <text:p text:style-name="P70"><text:s/></text:p>
      <text:p text:style-name="P70">Прогулочной походкой <text:span text:style-name="T48">я покинул</text:span> звенящую трамва<text:span text:style-name="T47">йной</text:span> суматох<text:span text:style-name="T47">ой</text:span> привокзальн<text:span text:style-name="T47">ую</text:span> площад<text:span text:style-name="T47">ь</text:span> и по наклонной плоскости <text:span text:style-name="T47">широкого пустого</text:span> тротуара спустился к перекрёстку. </text:p>
      <text:p text:style-name="P70">В столовую при Доме Быта за мно<text:span text:style-name="T49">ю</text:span> следом зашл<text:span text:style-name="T49">и</text:span> с полд<text:span text:style-name="T49">южины</text:span> разновозрастных цыганок. Снимая плащ и шляпу на вешалку в углу, <text:span text:style-name="T48">я </text:span>чуть пожалел, что так совпало — <text:span text:style-name="T49">дожидайся </text:span>теперь пока <text:span text:style-name="T49">они себе по</text:span>выбирают и <text:span text:style-name="T49">дотолкают</text:span> свои подносы к кассе. </text:p>
      <text:p text:style-name="P70">Впрочем, времени предостаточно. </text:p>
      <text:p text:style-name="P70">Однако, <text:span text:style-name="T49">цыганки</text:span> выжидали, явно не хотели идти первыми. И тоже правильно: как знать что тут у них съ<text:span text:style-name="T48">е</text:span>добное сегодня? </text:p>
      <text:p text:style-name="P70"/>
      <text:p text:style-name="P70">- Хлеб забыли,- скользнув взглядом по моему подносу, буркнула кассирка. </text:p>
      <text:p text:style-name="P70">- Не треба. </text:p>
      <text:p text:style-name="P70">Пожав плечами, она отбросила на счётах уже приплюсованные было костяшки и приняла потёртую рублёвку. </text:p>
      <text:p text:style-name="P70">За столом, скромно потупившись в капустный салат вприкуску с заварным пирожным, я старательно не обращал внимание на диктора <text:span text:style-name="T49">новостей в пальто и шапке</text:span>, что <text:span text:style-name="T48">за соседним столиком выдавал</text:span> сотрапезнице последние известия своего мира, <text:span text:style-name="T48">в котором</text:span> вчера кто-то облопался ноксирон<text:span text:style-name="T48">а</text:span> и — готов. </text:p>
      <text:p text:style-name="P70">Самый застольный разговор. Но что удивительно: этот столичный широковещатель слово в слово повторил слышанное мною в глуши провинциальной. <text:span text:style-name="T48">Виталя-крановщик неделю назад об этом сообщал. </text:span>Совпадение, <text:span text:style-name="T48">или п</text:span>лагиат? </text:p>
      <text:p text:style-name="P70">Перехватив мой взгляд <text:span text:style-name="T49">диктор</text:span> гордо приосанился — владелец сногсшибательной сенсации. </text:p>
      <text:p text:style-name="P70"/>
      <text:p text:style-name="P70">В парикмахерской не<text:span text:style-name="T49">по</text:span>далёк<text:span text:style-name="T49">у</text:span> от столовой очереди не оказалось, так что, когда я вернулся на вокзал <text:span text:style-name="T50">побритым</text:span>, до встречи <text:span text:style-name="T49">с Двойкой </text:span>оставалось полчаса. </text:p>
      <text:p text:style-name="P70">Чистильщик в сатиновом халате наярил мои туфли, мелькая вытатурованными якорями. Вместо того, чтоб глазеть на дамочек снующих мимо будки в женский туалет <text:span text:style-name="T49">и обратно</text:span>, я уставился на его склонённую <text:span text:style-name="T49">к моим коленям </text:span>седеющую голову. <text:span text:style-name="T49">Мужику</text:span> <text:span text:style-name="T50">это </text:span>надоело. </text:p>
      <text:p text:style-name="P70">- Чего смотришь?- спросил он, откладывая щётку и берясь за бархотку. </text:p>
      <text:p text:style-name="P70">- Видать, понравились вы мне. </text:p>
      <text:p text:style-name="P70">- Надо ж,- угрюмо хмыкнул он,- да я <text:span text:style-name="T49">и </text:span>сам себе не нравлюсь, а тут — понравился. </text:p>
      <text:p text:style-name="P70">- <text:span text:style-name="T49">Выходит,</text:span> у нас вкусы разные.</text:p>
      <text:p text:style-name="P70"/>
      <text:p text:style-name="P70">И всё равно <text:span text:style-name="T49">осталось </text:span>ещё пятнадцать минут. </text:p>
      <text:p text:style-name="P70">Я про<text:span text:style-name="T49">хожу</text:span> через необъятный вестибюль вокзала, по белокаменной лестнице <text:span text:style-name="T49">подымаюсь на второй этаж </text:span>и там, наверху, оп<text:span text:style-name="T51">ираюсь</text:span> локтями на широченный парапет над грандиозным <text:s/>залом <text:span text:style-name="T51">вестибюля</text:span>, уходящим в сумеречную высь, <text:span text:style-name="T51">смотрю на</text:span> суматошную неразбериху броуновского движения людей-частичек по выложенному <text:span text:style-name="T51">блестящими </text:span>плитками дну. </text:p>
      <text:p text:style-name="P70">Минут через пять смешается с ними и эта, <text:span text:style-name="T51">пока ещё </text:span>глазеющая на суету, частичка — <text:span text:style-name="T51">я</text:span>. </text:p>
      <text:p text:style-name="P70"><text:soft-page-break/></text:p>
      <text:p text:style-name="P70"><text:span text:style-name="T51">Их т</text:span>оропливые потоки редеют в центре зала, а <text:span text:style-name="T51">затем</text:span> уплотняются вновь. Причина феномена — атлетическая фигура в алой куртке, что похаживает там неспешными кругами. Ждёт кого-то. </text:p>
      <text:p text:style-name="P70">Кого? Не меня. Меня-то никто не ждёт, если не считать Двойки, который сейчас, пожалуй, так же вот кружит у метро в волнах пассажиров из соседнего — <text:span text:style-name="T50">П</text:span>ригородного вокзала.</text:p>
      <text:p text:style-name="P70">Забавно. В центре центрального вокзала крутится в ожидании кого-то этот вот здоровяк, у соседнего, меньшего вокзала, крутится здоровяк помельче — Двойка в <text:span text:style-name="T51">состоянии </text:span>ожидани<text:span text:style-name="T51">я</text:span>.</text:p>
      <text:p text:style-name="P70">Если продлить эту линию, то где-то, на трамвайной, скажем, остановке ходит кругами ожидающий <text:span text:style-name="T50">акселерант.</text:span> </text:p>
      <text:p text:style-name="P70">И получается как в детсадовском огнетушителе, давшем мне начальное понятие о бесконечности. </text:p>
      <text:p text:style-name="P70">Конечно, <text:span text:style-name="T51">тогда</text:span> я не знал слова «бесконечность», но бесконечно глаз<text:span text:style-name="T51">ел</text:span> на красный огнетушитель <text:span text:style-name="T51">на лестничной площадке второго детского сада</text:span>. </text:p>
      <text:p text:style-name="P70"><text:span text:style-name="T51">А</text:span> огнетушитель, и не подозревал, что он — наглядное пособие по бесконечности. <text:span text:style-name="T51">Вернее его к</text:span>артинка-инструкция с изображением человека в кепке с огнетушителем в руках, <text:span text:style-name="T50">а</text:span> на том, нарисованном огнетушителе, тоже желтел квадратик с картинкой-инструкцией, а на той, неразличимой картинке <text:span text:style-name="T50">опять</text:span> человек в кепке с огнетушителем, на котором есть картинка, на которой… </text:p>
      <text:p text:style-name="P70"><text:span text:style-name="T51">Я, д</text:span>етсадник, не зна<text:span text:style-name="T51">ю</text:span> слова «бесконечность», но сил<text:span text:style-name="T51">юсь</text:span> понять: когда же и где кончаются эти человечки в кепках? <text:s/></text:p>
      <text:p text:style-name="P62">Тот недотёпа — это я, сменивший его; а меня сменят другие «я» и мы, в отличие от человечков, конечны.</text:p>
      <text:p text:style-name="P70"/>
      <text:p text:style-name="P70">Уп<text:span text:style-name="T52">ерев</text:span> подбород<text:span text:style-name="T52">ок</text:span> в грудь, чтоб скрыть лицо полями шляпы, <text:span text:style-name="T53">я </text:span>приближа<text:span text:style-name="T53">юсь</text:span> к метро, где, вдоль настенной шеренги телефонов, выхажива<text:span text:style-name="T53">ет</text:span> мой друг <text:span text:style-name="T52">Двойка</text:span>, <text:span text:style-name="T52">выгуливает — </text:span>туда-сюда <text:span text:style-name="T52">—</text:span> свои наново отрощенные усики, престижно кожаное пальто, редеющую шевелюру <text:span text:style-name="T52">и</text:span> чуть недовольную задумчивость. </text:p>
      <text:p text:style-name="P70">Вот он <text:span text:style-name="T52">снова </text:span>развернулся и зашагал вспять. <text:span text:style-name="T52">Я н</text:span>аг<text:span text:style-name="T52">о</text:span>н<text:span text:style-name="T52">яю его</text:span>, неслышно <text:span text:style-name="T52">следую позади</text:span>. </text:p>
      <text:p text:style-name="P70">На краю площадки он снова поворачивается <text:span text:style-name="T52">прямиком</text:span> к моей ухмылке и приветствию: </text:p>
      <text:p text:style-name="P70">- Хелло, <text:span text:style-name="T53">Двойка</text:span>. А где ребята? </text:p>
      <text:p text:style-name="P70">- Ахуля! </text:p>
      <text:p text:style-name="P70">Запрокинув широкое лицо, <text:span text:style-name="T52">он </text:span>всхикивает характерным <text:span text:style-name="T53">Д</text:span>во<text:span text:style-name="T52">йки</text:span>ным смешком — <text:span text:style-name="T53">с плотным прищуром</text:span>, чтоб<text:span text:style-name="T53">ы</text:span> <text:span text:style-name="T53">удобнее</text:span> обшарить обстановку: что и как. </text:p>
      <text:p text:style-name="P70"><text:span text:style-name="T52">Он радостно</text:span> облап<text:span text:style-name="T52">ил своего</text:span> друга — <text:span text:style-name="T52">меня, отпустил </text:span>и нач<text:span text:style-name="T52">ал</text:span> сбивчиво толковать про Славика <text:span text:style-name="T53">с</text:span> Петюн<text:span text:style-name="T53">ей</text:span>. </text:p>
      <text:p text:style-name="P70"/>
      <text:p text:style-name="P70">Из пригородного вокзала хлынула волна прибывших очередной электричкой, <text:span text:style-name="T53">и мы </text:span>отходим к стене. <text:span text:style-name="T52">О</text:span>н <text:span text:style-name="T53">прекращает</text:span> строить сбивчивые гипотезы о причине неявки <text:span text:style-name="T53">ребят </text:span>из Чернигова, просит двушку для автомата и крутит диск, заглядывая в записную книжку. </text:p>
      <text:p text:style-name="P70">Как <text:span text:style-name="T52">острил чернявый</text:span> кагебист, лучше иметь тупой карандаш, чем острую память.</text:p>
      <text:p text:style-name="P70"><text:s/></text:p>
      <text:p text:style-name="P70"><text:span text:style-name="T52">М</text:span>имо <text:span text:style-name="T53">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53">бразимой</text:span> и не <text:span text:style-name="T53">слишком</text:span> вообразимой кладью и поносками, поток новоприбывших — в метро и к остановкам всех видов городского транспорта на площади, <text:span text:style-name="T52">вз</text:span>глядывая <text:span text:style-name="T52">на ходу </text:span>на пару столичных дел<text:span text:style-name="T53">овых</text:span>. </text:p>
      <text:p text:style-name="P70">Вон тот, что звонит, с широкой кожаной спиной, видать, босс, а этот, прочёсывающий толпу <text:soft-page-break/>цепким взглядом из-под низко надвинутой шляпы — телохранитель. </text:p>
      <text:p text:style-name="P70"><text:span text:style-name="T54">Хотя</text:span> толпа может и не знать слов «босс», <text:span text:style-name="T54">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70">Откуда <text:span text:style-name="T54">ей, </text:span>толпе, знать, что Двойка <text:span text:style-name="T54">в этом городе</text:span> «чеч<text:span text:style-name="T54">á</text:span>ко», а я <text:span text:style-name="T54">вызван</text:span> его телеграмм<text:span text:style-name="T54">ой</text:span>. </text:p>
      <text:p text:style-name="P70"/>
      <text:p text:style-name="P70">А, кстати, куда он звонит? Понятия не имею. Да и не важно, я ведь всего лишь орудие. </text:p>
      <text:p text:style-name="P70">Есть с нами тот, кто всё за нас решит, <text:span text:style-name="T54">мне остаётся</text:span> только исполня<text:span text:style-name="T54">ть</text:span> приказы. </text:p>
      <text:p text:style-name="P70"><text:span text:style-name="T53">Двойка в прошлом году стал аспирантом — готовится</text:span> в кандидаты.</text:p>
      <text:p text:style-name="P70"><text:span text:style-name="T54">Стипендия выше студенческой, но </text:span>очень-то <text:span text:style-name="T54">не </text:span>разгонишься. </text:p>
      <text:p text:style-name="P70">Насчёт одежды <text:span text:style-name="T54">без</text:span> проблем <text:span text:style-name="T53">—</text:span> у мамы торг<text:span text:style-name="T53">овая </text:span>база. Продовольственная программа тоже решена: на выходные <text:span text:style-name="T53">—</text:span> в родное село, а там такие «торбы» накладут, <text:span text:style-name="T54">что</text:span> руки обрывают. </text:p>
      <text:p text:style-name="P70"><text:span text:style-name="T54">Но за все эти</text:span> блага приходится платить натурой — <text:span text:style-name="T54">сносить</text:span> бесконечные пильбища за рассеянный образ жизни; вперемешку с нескончаемыми работами по хозяйству и в огороде.</text:p>
      <text:p text:style-name="P70"><text:s/></text:p>
      <text:p text:style-name="P70">Силой он не обижен, <text:span text:style-name="T54">и </text:span>работа <text:span text:style-name="T54">ему </text:span>даже в охотку. Особенно<text:span text:style-name="T53"> </text:span>нравится носить что-нибудь веское и габаритное <text:span text:style-name="T53">—</text:span> охапки, вязанки, мешки <text:span text:style-name="T54">с урожаем </text:span>из огорода в сарай. </text:p>
      <text:p text:style-name="P70">Вы<text:span text:style-name="T54">греб</text:span>ать навоз в загородке свиней, или у бычка, <text:s/>не так приятно, но <text:span text:style-name="T54">дело </text:span>знакомое, да и <text:span text:style-name="T54">нужное</text:span> <text:span text:style-name="T53">—</text:span> «где дерьмецо, там и сальцо», <text:span text:style-name="T54">как</text:span> гов<text:span text:style-name="T53">а</text:span>рива<text:span text:style-name="T54">ет</text:span> старый поп их села. </text:p>
      <text:p text:style-name="P70">Но маменькины стоны <text:span text:style-name="T54">и причитания про</text:span> киевских «прохвур», <text:span text:style-name="T54">которые</text:span> объедают и об<text:span text:style-name="T54">ирают его,</text:span> лопуха <text:span text:style-name="T54">такого,</text:span> хоть кого взбесят. </text:p>
      <text:p text:style-name="P70">Вот <text:span text:style-name="T54">почему</text:span> нужны Двойке живые деньги. А где взять? </text:p>
      <text:p text:style-name="P70">Вагоны разгружать как в пору студенчества? Не солидно <text:span text:style-name="T53">для</text:span> аспирант<text:span text:style-name="T53">а</text:span>. </text:p>
      <text:p text:style-name="P70">С общежитейскими соседями пульку расписать? Тут у него квалификация <text:span text:style-name="T55">на все сто</text:span>. </text:p>
      <text:p text:style-name="P70">Преф<text:span text:style-name="T55">еранс</text:span> это ведь <text:span text:style-name="T53">чистая</text:span> арифметика, а у <text:span text:style-name="T53">Двойки</text:span> в биографии два класса математической спецшколы, да плюс к тому внешность <text:span text:style-name="T55">быковато </text:span>наивного <text:span text:style-name="T55">чада</text:span> природы, а ещё нюх на партнёра — <text:span text:style-name="T55">блефует, или впрямь пришло</text:span>. </text:p>
      <text:p text:style-name="P70">Да только в общ<text:span text:style-name="T55">ежитии</text:span> не<text:span text:style-name="T55">т где развернуться</text:span> — обдерёшь <text:span text:style-name="T55">разок </text:span>на пятёрку, <text:span text:style-name="T55">потом ещё</text:span> и — нач<text:span text:style-name="T55">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70"><text:span text:style-name="T55">Однако,</text:span> должен же быть высший свет, элита. <text:span text:style-name="T55">Это</text:span> же столица, как никак. <text:span text:style-name="T55">С</text:span>ыграть <text:span text:style-name="T55">бы </text:span>при свечах, на зелёном сукне, свежевскрытой колодою, да чтоб вист не ниже полтинника! А без денег как тот свет найти, как в него войти?</text:p>
      <text:p text:style-name="P70"><text:s/></text:p>
      <text:p text:style-name="P70">Вот и начал он строить романтические планы на предмет разжиться круглой суммой. </text:p>
      <text:p text:style-name="P70"><text:span text:style-name="T56">Первый план — стать нарко-бароном на рынке конопли как-то усох сам собой. </text:span><text:s/></text:p>
      <text:p text:style-name="P70"><text:span text:style-name="T56">За ним последовал план</text:span> знакомств<text:span text:style-name="T55">а</text:span> с <text:span text:style-name="T55">мелькающими</text:span> <text:span text:style-name="T55">по</text:span> столице иностранцами <text:span text:style-name="T55">для крупного бартера.</text:span></text:p>
      <text:p text:style-name="P70"/>
      <text:p text:style-name="P70"><text:span text:style-name="T55">Меня он привлёк как исполнителя, которому т</text:span>ерять <text:s/>нечего, <text:span text:style-name="T56">и</text:span> я <text:span text:style-name="T56">вошёл</text:span> в услужении <text:span text:style-name="T56">к</text:span> Двойк<text:span text:style-name="T56">е</text:span> на условиях вполне приемлемых <text:span text:style-name="T55">для того, кому всё пофиг</text:span>. </text:p>
      <text:p text:style-name="P70"><text:span text:style-name="T55">Он в</text:span>ызывал меня по выходным и, главным образом, в село, <text:span text:style-name="T55">куда от Конотопа</text:span> полчаса электричкой, <text:span text:style-name="T55">а потом минут десять автобусом.</text:span></text:p>
      <text:p text:style-name="P70"/>
      <text:p text:style-name="P70">Связь с иностранцами <text:span text:style-name="T56">тоже</text:span> не наладилась. В день попытки <text:span text:style-name="T55">завязать подходящее знакомство </text:span>по Хрещатику звучали лишь романские языки — <text:span text:style-name="T57">подходить к</text:span> таким <text:span text:style-name="T57">с</text:span> английск<text:span text:style-name="T57">им</text:span> толку мало. </text:p>
      <text:p text:style-name="P70">Двойка <text:span text:style-name="T57">разок атукнул</text:span> меня на пару негров в широкополых шляпах, но от моего жизнерадостного предложения «tо have a talk» те, почему-то, шарахнулись и отмолчались. <text:soft-page-break/><text:span text:style-name="T57">Наверное, их уже где-то на танцах приглашали «выйти поговорить».</text:span></text:p>
      <text:p text:style-name="P70">Пришлось <text:span text:style-name="T57">пояснить</text:span> боссу, что эт<text:span text:style-name="T57">и</text:span> из бывшей <text:span text:style-name="T57">французской </text:span>колонии, английский <text:span text:style-name="T57">с ними не прокатит</text:span>. </text:p>
      <text:p text:style-name="P70"/>
      <text:p text:style-name="P70">Безрезультатная охота, <text:span text:style-name="T57">похоже, </text:span>притомила <text:span text:style-name="T57">Двойку</text:span>, или <text:span text:style-name="T57">он вознамерился </text:span>обдумать <text:span text:style-name="T57">другой план</text:span>, но плотно <text:span text:style-name="T57">усевшись на скамейку </text:span>в университетском сквере, он дал мне два часа на свободный бесконтрольный поиск. </text:p>
      <text:p text:style-name="P70"/>
      <text:p text:style-name="P70">Задание не слишком <text:span text:style-name="T57">при</text:span>влекательное, но надо же отрабатывать харчи, как потреблённые (пирожки с пепси), так и <text:span text:style-name="T57">грядущие</text:span>. <text:span text:style-name="T57">И</text:span>, покинув его на скамейке, я не отлынивал и не увиливал, а добросовестно локаторил — не забазарят ли где родным шекспировским. </text:p>
      <text:p text:style-name="P70">На бульваре Шевченко группа аккуратных мужчин, минуя Владимирский собор, назвала его «касидрел». Неужто?.. </text:p>
      <text:p text:style-name="P70">- Нет,- пояснил один из них,- мы <text:span text:style-name="T57">разговариваем</text:span> на латышском.</text:p>
      <text:p text:style-name="P70"><text:s/></text:p>
      <text:p text:style-name="P70"><text:span text:style-name="T57">Пожалуй</text:span>, хватит. Зайду, вон, <text:span text:style-name="T57">только </text:span>в отель ИНТУРИСТ и — <text:s/>всё. Последняя попытка. <text:s/><text:span text:style-name="T57">И пусть</text:span>, Двойка, как себе хоче<text:span text:style-name="T57">т</text:span>, а мне надоело. </text:p>
      <text:p text:style-name="P70"/>
      <text:p text:style-name="P70">На широком крыльце <text:span text:style-name="T57">перед</text:span> стеклянны<text:span text:style-name="T57">м</text:span> <text:span text:style-name="T57">входом</text:span> здоровяк с саксофонным шнурком шее вежливо поинтересовался чего мне надобно. </text:p>
      <text:p text:style-name="P70">До чего ж наивный вышибала. Ну откуда мне — <text:s/>интуристу — <text:s/>знать <text:span text:style-name="T57">эти их</text:span> местные наречия? </text:p>
      <text:p text:style-name="P70">Снисходительно обозрев аборигена, <text:span text:style-name="T56">я без слов</text:span> прохожу мимо и <text:span text:style-name="T57">сворачиваю в</text:span>лево — <text:s/>к бару. </text:p>
      <text:p text:style-name="P70">Английская надпись над стойкой <text:span text:style-name="T57">призывает</text:span> <text:span text:style-name="T57">платить</text:span> только <text:span text:style-name="T57">местной валютой</text:span> и <text:span text:style-name="T57">извещает</text:span>, что сегодняшний день недели — <text:s/>выходной. Да, пора <text:span text:style-name="T57">передохнуть</text:span>. </text:p>
      <text:p text:style-name="P70">Массивные с виду кресла <text:span text:style-name="T57">у</text:span> полированных столиков оказ<text:span text:style-name="T56">ались</text:span> <text:span text:style-name="T57">вертлявыми</text:span> и жутко удобны<text:span text:style-name="T57">ми</text:span>. Исполнительность вознаграждается: начни я сачковать – не сидел бы сейчас в такой благодати; чай, <text:span text:style-name="T56">по</text:span>мягче<text:span text:style-name="T56">е</text:span>, чем боссу на <text:span text:style-name="T56">той </text:span>скамейке. </text:p>
      <text:p text:style-name="P70"/>
      <text:p text:style-name="P70">В дальнем конце <text:span text:style-name="T58">не работающего бара</text:span> широким кругом рассел<text:span text:style-name="T58">а</text:span>сь <text:span text:style-name="T58">дюжина</text:span> апостолиц и <text:span text:style-name="T58">их</text:span> <text:span text:style-name="T58">пылко проповедующий истину</text:span> <text:span text:style-name="T58">Учитель с бородкой</text:span>. А <text:span text:style-name="T58">у них что за</text:span> язык? <text:span text:style-name="T58">О том известно только им</text:span>. В отчёте Двойке скажу, <text:span text:style-name="T58">что</text:span> делегация румынских птицеводов. </text:p>
      <text:p text:style-name="P70"/>
      <text:p text:style-name="P70">Через столик от меня, усиленно не глядя в мою сторону, две молодые немецки-бесцветные девицы обменива<text:span text:style-name="T58">ются</text:span> краткими фразами. Проклятый языковой барьер. Девули-то явно маются. <text:span text:style-name="T58">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70">- Эн офули найс плейс,- общительно сообщаю я немочкам,- эйнт ит? Бат (<text:span text:style-name="T58">с лёгким вздохом</text:span>) нобади то хэв э ток виз. </text:p>
      <text:p text:style-name="P70">Галантно киваю на их изумлённые взоры: </text:p>
      <text:p text:style-name="P70">- Бай-бай.</text:p>
      <text:p text:style-name="P70"><text:s/></text:p>
      <text:p text:style-name="P44"><text:span text:style-name="T58">За истекшее с той поры время к</text:span>уш так и не подвернулся, но Двойке понравилось иметь со мной дело. <text:span text:style-name="T59">Я, как юный пионер,</text:span> на всё готов, и я <text:s/>к тому же — реликвия его студенческой юности. Вот и пошли <text:span text:style-name="T59">краткие </text:span>телеграммы <text:span text:style-name="T60">с названием</text:span> старинно<text:span text:style-name="T59">го</text:span> казацко<text:span text:style-name="T59">го</text:span> сел<text:span text:style-name="T59">а и датой, когда мне следует туда явиться</text:span>. </text:p>
      <text:p text:style-name="P70"><text:soft-page-break/>- Чего это ты как выходной с цветами на электричку? К жене что ли? Так, вроде, развёлся. </text:p>
      <text:p text:style-name="P70">- К другу, в село. А цветы <text:span text:style-name="T59">для </text:span>его матери с бабушкой. </text:p>
      <text:p text:style-name="P70">- Так что у них в селе цветов нет? </text:p>
      <text:p text:style-name="P71">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63"/>
      <text:p text:style-name="P72">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72">Дом, конечно, зовётся хатой, но по добротности это, всё-таки, дом.</text:p>
      <text:p text:style-name="P72">Между воротами и хатой в палисадничке налево неглубокий колодец, до воды метра два. Над ним жестяная крыша, ворот с коленом рукояти и ведро на цепи.</text:p>
      <text:p text:style-name="P72">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машины, <text:s/>склад инвентаря, хлев. Правда, в него вход не со двора, а с обратной стороны.</text:p>
      <text:p text:style-name="P72">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не мереный огород, за которым ровное поле и потом лесополоса скрывающая железную дорогу.</text:p>
      <text:p text:style-name="P72">Колхоз этим полем не пользуется — слишком много влаги в поле. Привольно живут люди на улице Берег.</text:p>
      <text:p text:style-name="P72">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72">Тогда Раиса Александровна <text:span text:style-name="T70">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73">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73">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73">Через полчаса у ворот останавливается «жигуль» и во двор заходит крикливая женщина, которой надо «хáлата».</text:p>
      <text:p text:style-name="P73">Раиса Александровна принимает её на веранде и смиренно делает ей мозги минут сорок, прежде, чем отправить, посулив, что будет ей «хáлат». Она на дому не торгует, за товаром надо ехать на торговую базу. По предварительной договорённости.</text:p>
      <text:p text:style-name="P73">Она подмигивает нам с Двойкой вслед на удаляющуюся «хáлатную» матушку. Свят, свят, свят! </text:p>
      <text:p text:style-name="P73">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73">Но когда мы с Двойкой собираем из брёвен ещё один сарай, то она нам не указ; <text:span text:style-name="T71">тут уже главенствует Сергей — объявил перекур, вот и играем.</text:span></text:p>
      <text:p text:style-name="P73"/>
      <text:p text:style-name="P74"><text:soft-page-break/>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75"><text:span text:style-name="T71">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первак.</text:span></text:p>
      <text:p text:style-name="P74">Мне нравится такая жизнь. Тут интересней, чем на пляже. Мне нравится напористый одноногий сосед Витюк, мастер игры в подкидного. <text:s/>А ещё больше нравится Ганя, сестра Раисы Александровны. В ней нет наигрыша и лишней ироничности. Она спокойна и внимательна и всё понимает. Мне жаль, что у неё рак.</text:p>
      <text:p text:style-name="P74">Врачи вырезали «горошину», а как вернулась домой, муж не отставал пока не показала свежий разрез от хирургического ножа.</text:p>
      <text:p text:style-name="P74">Я знал, что она не выживет, потому что когда перекладывал дымоход плиты в её хате, старый огнеупорный кирпич оказался совсем трухлым. <text:s/>Мне сказали класть его снова, другого нет; но это не надолго.</text:p>
      <text:p text:style-name="P74">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74">- Ну, что? Дозвались Ганьку? Вернули?</text:p>
      <text:p text:style-name="P74">Двойка негодовал на такую жестокую чёрствость; а по-моему это древняя психотерапия и часть ритуала в непрерывном спектакле жизни.</text:p>
      <text:p text:style-name="P76">В мой следующий приезд во дворе под шелковицей сидел и муж покойной. 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Если уж хором не дозвались, куда одному-то.</text:p>
      <text:p text:style-name="P76"/>
      <text:p text:style-name="P76">Их сын, парень лет восемнадцати, по шекспировски враждует с Двойкой из-за того, что полюбил его жену, а Двойка с ней развёлся. Обидел, типа.</text:p>
      <text:p text:style-name="P76">Я вообще не знал, что он успел жениться. Но Двойка сказал, что да, евреечка с биофака, на курс моложе. Ещё он рассказал, что бывший тесть при всяком застолье в гостях, закусывая, первым делом хватается за сало, в смысле, показать, что он не из кошерных.</text:p>
      <text:p text:style-name="P76">Теперь тесть сможет воспитать сына Двойки как захочет, хоть полностью ортодоксальным евреем, под его, Двойкиной, наиукраинской фамилией. И он вздохнул.</text:p>
      <text:p text:style-name="P76">Тут Раиса Александровна крикнула от телефона, чтоб Двойка переоделся в чистое, потому что привезут невесту на «оглядини».</text:p>
      <text:p text:style-name="P77">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77">Двойка беззвучно матюкнулся и пошёл переодеваться.</text:p>
      <text:p text:style-name="P77">Вскоре за воротами послышалась машина и двое родителей провели нарядную девушку в хату.</text:p>
      <text:p text:style-name="P77"/>
      <text:p text:style-name="P77">Я остался на крыльце летней кухни один, но потом ко мне присоединился посетитель. Это был старик согнутый буквально в дугу. Стоя, он не мог смотреть человеку в лицо, а только ниже пояса.</text:p>
      <text:p text:style-name="P77">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и при его участии составлялись списки кого раскулачивать. Теперь никому не может в глаза <text:soft-page-break/>смотреть. А всё 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77">Он так и не дождался Раису и ушёл, опираясь на короткие палки и глядя в песок дороги.</text:p>
      <text:p text:style-name="P77">Оказывается, кража малиновой скатерти не самое худшее, что может с тобой случиться; есть проступки и с более суровым наказанием.</text:p>
      <text:p text:style-name="P77"/>
      <text:p text:style-name="P77">Потом Сергей предложил большой проект — поднять кирпичный цоколь вокруг хаты. Кирпич у него уже несколько лет, как заготовлен.</text:p>
      <text:p text:style-name="P77">На это ушло три приезда; хата не маленькая. Двойка мешал раствор и подносил кирпич. Мы закончили в субботу.</text:p>
      <text:p text:style-name="P77">В воскресенье утром я встал раньше всех и вышел на крыльцо веранды. <text:span text:style-name="T72">Мои туфли стояли на второй ступеньке носом в направлении ворот, хотя вечером я оставлял их в точности наоборот.</text:span></text:p>
      <text:p text:style-name="P78">Я читать умею знаки! Мавр сделал своё дело...</text:p>
      <text:p text:style-name="P78">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78">Всё получается как надо, если правильно прочтёшь.</text:p>
      <text:p text:style-name="P78">Товарняк набрал скорость и без остановки миновал Бахмач. Люди на перроне удивлённо смотрели ему вслед. На задней площадке стоял я, счастливый и довольный собой и ветер трепал мои волосы, как бродягам у Джека Лондона.</text:p>
      <text:p text:style-name="P78"/>
      <text:p text:style-name="P78">Зимой в селе работ нет, Двойка вызвал меня только в апреле следующего года. </text:p>
      <text:p text:style-name="P78">Мы вскапывали огород, когда услышали про взрыв в Чернобыле. День был холодный и ветреный; низко неслись серые тучи.</text:p>
      <text:p text:style-name="P78">Двойка начал рассказывать про радиацию, но мне было пофиг. Какая разница?</text:p>
      <text:p text:style-name="P78">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78"/>
      <text:p text:style-name="P79"><text:span text:style-name="T72">Но всё это будет потом, а сейчас <text:s/>Двойка, п</text:span>рислонясь к стене у висячего телефона, <text:s/>набирает номер, <text:span text:style-name="T72">а я </text:span>прочёсыва<text:span text:style-name="T61">ю</text:span> взглядом <text:span text:style-name="T61">нескончаемо спешащую</text:span> за его спиной толпу, которая понятия не имеет про тонкости взаимоотношений мафиозных боссов и их телохранителей, <text:span text:style-name="T61">и </text:span>пытаюсь <text:span text:style-name="T61">взвесить: кому из нас нужнее эта дружба</text:span>? <text:s/><text:span text:style-name="T61">Будущему кандидату наук Двойке, или мне — его джинну из бутылки?</text:span></text:p>
      <text:p text:style-name="P70"/>
      <text:p text:style-name="P70">Дохлое дело заниматься психоанализом, если толком не знаешь как это делается. Объясняли, конечно, что это какая-то зловредная и наглая выдумка загнивающего Запада, шарлатанство и поклёп на гордо звуч<text:span text:style-name="T61">ащ</text:span>ую личность <text:span text:style-name="T61">Человека</text:span>. </text:p>
      <text:p text:style-name="P70">Жаль только не сказали в чём суть и методы у этого непотребства. Вот и приходится под вывеску «психоанализ» придумывать содержание, изобретать методы. <text:span text:style-name="T61">Размахнись рука, раззудись плечо — что нам стоит</text:span> изобресть самолёт понаслышке? </text:p>
      <text:p text:style-name="P70"/>
      <text:p text:style-name="P70">Допустим, суть <text:span text:style-name="T61">анализа </text:span>в том, чтобы ответить на самый <text:span text:style-name="T61">пакостный из всех</text:span> вопрос<text:span text:style-name="T61">ов</text:span>: «почему?»</text:p>
      <text:p text:style-name="P70"/>
      <text:p text:style-name="P70"><text:span text:style-name="T61">Ит</text:span>ак, почему я держусь Двойки? <text:span text:style-name="T60">В чём </text:span>причин<text:span text:style-name="T60">а</text:span>? Здоровая деревенская пища в исполнении <text:soft-page-break/>его бабушки? </text:p>
      <text:p text:style-name="P70"><text:span text:style-name="T61">Это — </text:span>да, предвкушаю <text:span text:style-name="T61">с</text:span> букет<text:span text:style-name="T61">ом</text:span> в электричке. <text:span text:style-name="T61">Плюс приманка, на которую</text:span> я, подобно ослу <text:span text:style-name="T61">Уленшпигеля</text:span>, раскатал губу, <text:span text:style-name="T61">не зная, что она недостижима</text:span>.</text:p>
      <text:p text:style-name="P70">Тиль, сидя на спине <text:span text:style-name="T61">скотины</text:span>, помахивал <text:span text:style-name="T62">ему под</text:span> носом пучком травы на тросточке и <text:span text:style-name="T62">осёл</text:span> за нею гнался <text:span text:style-name="T62">и </text:span>н<text:span text:style-name="T62">ёс</text:span> хозяина на спине и траву <text:span text:style-name="T62">перед своим носом</text:span>. </text:p>
      <text:p text:style-name="P70">Для любого осла можно <text:span text:style-name="T62">найти</text:span> траву, <text:span text:style-name="T62">за которой</text:span> побежит как миленький. </text:p>
      <text:p text:style-name="P70"><text:span text:style-name="T62">Так н</text:span>а какую же клюнул <text:span text:style-name="T62">я</text:span>? </text:p>
      <text:p text:style-name="P70"><text:span text:style-name="T62">Разухабистые к</text:span>артины постельной деятельности, <text:span text:style-name="T62">которыми так щедро делится Двойка</text:span>, <text:span text:style-name="T62">дарят</text:span> надежду, что и мне, слуге верному, перепадут крохи с пиршественного стола. <text:span text:style-name="T62">Скажем, к</text:span>акая-нибудь там подружка <text:span text:style-name="T62">очередной шлюшки</text:span>. </text:p>
      <text:p text:style-name="P70">Это<text:span text:style-name="T62">го</text:span>, <text:span text:style-name="T62">пока что,</text:span> не <text:span text:style-name="T62">случилось</text:span>, но где сказано, что ос<text:span text:style-name="T62">лу</text:span> <text:span text:style-name="T62">удастся</text:span> до<text:span text:style-name="T62">тянуться до</text:span> трав<text:span text:style-name="T62">ы</text:span>? </text:p>
      <text:p text:style-name="P70"><text:span text:style-name="T62">Осёл хитрит и</text:span> на <text:span text:style-name="T62">траву</text:span> даже не смотрит, <text:span text:style-name="T62">прикидывается</text:span>, что <text:span text:style-name="T62">он</text:span> её <text:span text:style-name="T62">в упор не видит, а</text:span> бежит просто так, <text:span text:style-name="T62">ради</text:span> разминки, ведь ему <text:span text:style-name="T62">жуть как </text:span>приятны физические нагрузки и прочие сельхозработы. Однако, чтоб <text:span text:style-name="T63">раскусить осла</text:span>, семи пядей во лбу не требуется. </text:p>
      <text:p text:style-name="P70"/>
      <text:p text:style-name="P64">Вообще-то, насчёт подружки была попытка.</text:p>
      <text:p text:style-name="P64">Они приехали из Нежина в Бахмач: бывшая любовница Двойки и её подруга. Мы с Двойкой встретили их и на автобусе доставили в село.</text:p>
      <text:p text:style-name="P64">На чердаке летней кухни <text:span text:style-name="T64">устланном сеном </text:span>были заранее раз<text:span text:style-name="T64">ложены</text:span> два матраса. Из деликатности Двойка увёл свою любовницу в рощу, <text:span text:style-name="T64">предоставив мне свободу действий.</text:span></text:p>
      <text:p text:style-name="P65">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она мне хрен? Давно знакомый старинный упор — открытый верх, закрытый низ. 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65">Наутро я встал первым и пошёл искупаться в копанке — пруд метров пятнадцати, вырытый экскаватором.</text:p>
      <text:p text:style-name="P65">Когда я вернулся, на крыльце веранды сидела Раиса Александровна.</text:p>
      <text:p text:style-name="P65">- И как водичка?- спросила она с прищуром чёрных глаз.</text:p>
      <text:p text:style-name="P65">- <text:span text:style-name="T65">Холодная,- ответил я во всех смыслах.</text:span></text:p>
      <text:p text:style-name="P66">После завтрака, наедине со мною Двойка спросил напрямую:</text:p>
      <text:p text:style-name="P66">- Ну, как?</text:p>
      <text:p text:style-name="P66">- А никак; у нас с ней несовместимость.</text:p>
      <text:p text:style-name="P66">- Это, как это?</text:p>
      <text:p text:style-name="P66">- Она хотела, чтоб было изнасилование, а я хотел обоюдного удовольствия. Не совместились.</text:p>
      <text:p text:style-name="P70"/>
      <text:p text:style-name="P67"><text:span text:style-name="T65">Так з</text:span>начит на поводке у Двойки меня держит желудок, орган воспроизводства и... и...</text:p>
      <text:p text:style-name="P67">Должен же быть и третий, иначе не сообразишь...</text:p>
      <text:p text:style-name="P70"><text:span text:style-name="T63">А вот и он родимый! Мозг с его духовными запросами. <text:s/>С его потребностью излить </text:span>поглощённые знания. <text:span text:style-name="T63">Иначе и лопнуть недолго.</text:span> Ведь это ж мука, когда бисер есть, дa метать не перед кем. </text:p>
      <text:p text:style-name="P70"><text:span text:style-name="T63">К</text:span>то откажется от роли Ментора? Изрекать перлы мудрости пред наивно вн<text:span text:style-name="T66">емлю</text:span>щим отроком… </text:p>
      <text:p text:style-name="P70">Двойка <text:span text:style-name="T67">даёт мне</text:span> такую возможность своими вопросами. </text:p>
      <text:p text:style-name="P70">Как <text:span text:style-name="T67">правильнее </text:span>вести себя в джунглях возленаучных склок, <text:span text:style-name="T67">где каждый паук за себя, а банка одна на всех</text:span>? </text:p>
      <text:p text:style-name="P70">Кто <text:span text:style-name="T67">полезнее</text:span> <text:span text:style-name="T66">для карьеры — та</text:span>лантливый, но пьющий микрошеф (завлабораторией), или <text:span text:style-name="T67">тупой как валенок</text:span> администратор — макрошеф (нач<text:span text:style-name="T67">альник отдела</text:span> отдела)? </text:p>
      <text:p text:style-name="P70">Кому служить? </text:p>
      <text:p text:style-name="P70"><text:soft-page-break/>Отвечая на эти и подобные вопросы, я поразился <text:s/>запасам <text:span text:style-name="T66">своего </text:span>маккиавелизма. Такое про себя мне <text:span text:style-name="T67">и во сне не снилось</text:span>, общение с Двойкой открыло глаза <text:span text:style-name="T67">и </text:span>на эту мою грань. </text:p>
      <text:p text:style-name="P70"><text:span text:style-name="T67">Впрочем</text:span>, суть моих моралей настолько проста, что <text:span text:style-name="T67">Двойка</text:span> их и сам нутром чувствует и поступает сообразно, вот высказать не может, что мы приходим в этот мир, когда уже всё занято <text:span text:style-name="T66">—</text:span> «местов нет!»; и <text:span text:style-name="T67">тут</text:span> возникает цель <text:span text:style-name="T66">—</text:span> урвать себе место под солнцем, а цель оправдывает средства… </text:p>
      <text:p text:style-name="P70">Двойка с готовностью согласен, <text:span text:style-name="T67">но</text:span> я? <text:span text:style-name="T67">Живу ли я п</text:span>о этой проповеди? Следую <text:span text:style-name="T67">ли </text:span>ей? </text:p>
      <text:p text:style-name="P70"/>
      <text:p text:style-name="P70">Ну, вовсе необязательно следовать собственной теории. Ницше, изобретатель сверхчеловека в образе «белокурой бестии», физически был жалким хлюпиком. </text:p>
      <text:p text:style-name="P70">«Урв<text:span text:style-name="T67">и</text:span> место под солнцем»,- <text:span text:style-name="T67">поучаю</text:span> я. <text:span text:style-name="T67">Всё так</text:span>. Но сам-то <text:span text:style-name="T67">предпочту</text:span> искать другое солнце, чем <text:span text:style-name="T68">лезть</text:span> в <text:span text:style-name="T68">их </text:span>давку и тесноту. </text:p>
      <text:p text:style-name="P70"/>
      <text:p text:style-name="P70">Ну, что <text:span text:style-name="T66">—</text:span> натешился самопсихоанализом? Все изнанки вывернуты? </text:p>
      <text:p text:style-name="P70">Да не стесняйся – я тут один, Двойке не до меня, вон всё крутит телефонный диск, заглядывая в блокнотик. </text:p>
      <text:p text:style-name="P70">Так всё, что ли? Ублажение желудка, поманка подержаными шлюхами, да тщесл<text:span text:style-name="T66">ав</text:span>ное самощекотание сво<text:span text:style-name="T69">им</text:span> интеллектуальн<text:span text:style-name="T69">ым</text:span> бисер<text:span text:style-name="T69">ом</text:span>. Поэтому я с ним? </text:p>
      <text:p text:style-name="P70">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70">Значит ещё из свободолюбия? Ай, молодец! Ну, теперь-то всё? </text:p>
      <text:p text:style-name="P70">Конечно, всё, разве мало такого для дружбы? </text:p>
      <text:p text:style-name="P70">По диалектике – мало. Нужна ещё доля ненависти. </text:p>
      <text:p text:style-name="P70">Хотя, за что мне его ненавидеть? Поит, кормит, даёт возможность вырваться. </text:p>
      <text:p text:style-name="P70">А также поупражняться в мазохизме. Что есть блаженство если не сладкая боль… </text:p>
      <text:p text:style-name="P70">Спал он с ней или нет? Всё во мне стискивается и мучительно-сладко <text:span text:style-name="T68">ноет</text:span>: не может быть… а если?.. </text:p>
      <text:p text:style-name="P70">Снова боль и тягучее тёплое растекание: нет, нет… </text:p>
      <text:p text:style-name="P70"/>
      <text:p text:style-name="P70">В один из моих приездов к нему в село, поздней ветреной ночью мы сидели в автобусной ожидал<text:span text:style-name="T68">ов</text:span>ке <text:span text:style-name="T68">на</text:span> пустой раздольной площадью. <text:s/><text:span text:style-name="T68">Л</text:span>авки и побелку стен <text:span text:style-name="T68">избороздили </text:span>клейм<text:span text:style-name="T68">а разных</text:span> Deep Purple, ДИНАМО, Блицов, Свет<text:span text:style-name="T68">ок</text:span>, Вохов и множества дат. </text:p>
      <text:p text:style-name="P68">Двойка вдруг свёл разговор на Иру.</text:p>
      <text:p text:style-name="P68">- Она говорила, что ни с кем ей не было, как с тобой.</text:p>
      <text:p text:style-name="P69">Он словно скальп с меня содрал этим комплиментом. Такое не говорят за столиком в кафешке. Для этого надо лежать в одной постели после акта.</text:p>
      <text:p text:style-name="P69">Рассчитывала, что когда-нибудь Двойка донесёт до меня эти слова и я дорисую остальное?</text:p>
      <text:p text:style-name="P69">Или просто из кошачьей женской склонности царапнуть партнёра побольнее? То-то он тогда потянулся за <text:s/>«Беломором». Зря комплексовал, Двойка, сексуальным гигантом я никогда не был.</text:p>
      <text:p text:style-name="P69"/>
      <text:p text:style-name="P69">Он вдруг почувствовал, что ляпнул лишнее и начал что есть мочи уверять, что у него с ней в жизни ничего не было. Как будто я его спрашивал.</text:p>
      <text:p text:style-name="P69">- Ты её когда-нибудь бил?- спросил он чуть погодя.</text:p>
      <text:p text:style-name="P69">М-да, и про ту пощёчину рассказала.</text:p>
      <text:p text:style-name="P69">- Ударил один раз, при заключительном свидании,- отчитался я,- но совсем слегка; исключительно для соблюдения протокола.</text:p>
      <text:p text:style-name="P69"><text:soft-page-break/>Двойка хохотнул своим фирменным смешком.</text:p>
      <text:p text:style-name="P69"/>
      <text:p text:style-name="P64">На следующее утро мы пошли искупаться в копанке. Мне не захотелось лезть в воду. Я обошёл пруд кругом и лёг на берегу. Двойка проплыл из конца в конец. Голубое мерцание плавилось в его глазах, когда, поправляя истекающие водой плавки он вышел на берег рядом со мной.</text:p>
      <text:p text:style-name="P64">«С таким же взглядом он слезал с неё,»- подумал я. Эта мысль принесла боль. Слабее, чем я ожидал. Сильнее, чем хотелось бы.</text:p>
      <text:p text:style-name="P50"/>
      <text:p text:style-name="P49"/>
      <text:p text:style-name="P51">Она подошла сама на пляже и начала разговор о «Morning Star», что лежала на песке рядом с розовым одеяльцем, на котором я сидел.</text:p>
      <text:p text:style-name="P51">Это я на самом деле читаю, или такая приманка для девушек? Вот тут про что написано?</text:p>
      <text:p text:style-name="P51">Мне пришлось рассказать, что там про 19-летнего юношу, члена семьи контрабандистов.</text:p>
      <text:p text:style-name="P51">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51">По прибытии на явочную квартиру вся семья проходила промывание желудка и — пожалста! — очередная партия доставлена.</text:p>
      <text:p text:style-name="P51">Прокол случился во время полёта, когда у юноши в желудке лопнул один из пакетиков. Туда 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Вот только семейный бизнес накрылся.</text:p>
      <text:p text:style-name="P51">Грустная, вобщем, история.</text:p>
      <text:p text:style-name="P51">Она посочувствовала и сообщила, что тоже работает медсестрой. </text:p>
      <text:p text:style-name="P51">Хорошая профессия для девушки лет тридцати. Лицом не киноактриса, а остальное всё на месте. Купальник не даст соврать.</text:p>
      <text:p text:style-name="P52">После осмотра мне пришлось подтянуть свои колени к подбородку, чтоб и дальше сидеть культурно.</text:p>
      <text:p text:style-name="P52">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52">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52"/>
      <text:p text:style-name="P52">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53">До условного часа оставалось ещё немало времени и я пошёл пешком обратно на Вокзал, чтобы по Клубной выйти к Семи Ветрам. <text:span text:style-name="T38">На Зеленчаке водитель автокрана из нашего СМП, владимир Гавкалов, который лицом напоминал мне Игоря, брата Иры, рысцой пересёк мне дорогу.</text:span></text:p>
      <text:p text:style-name="P53">- <text:span text:style-name="T38">Серёга!- крикнул он на бегу.- Ты перепутал — баня в другой стороне.</text:span></text:p>
      <text:p text:style-name="P54">Букет мне и самому не слишком нравился, но я продолжил нести его.</text:p>
      <text:p text:style-name="P54">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54">По тропке среди жёстких трав я подошёл к их белоствольной группке.</text:p>
      <text:p text:style-name="P54">Вот же суки!</text:p>
      <text:p text:style-name="P54">Жильцы с ближайшей улицы устроили под деревьями свалку бытового мусора. Солнце стиснутое облаками зашло без заката. В расстроенных чувствах я понёс свой дурацкий букет <text:soft-page-break/>по адресу.</text:p>
      <text:p text:style-name="P54">- О!- сказала она.- С цветами!</text:p>
      <text:p text:style-name="P54">Зря, что не с водкой, подумалось мне.</text:p>
      <text:p text:style-name="P54">Мы о чём-то говорили на кухне однокомнатной квартиры на первом этаже. <text:span text:style-name="T39">За чаепитием 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55">Часов в одиннадцать она стала отправлять меня к себе домой. Мне пришлось гнать дуру, что там уже всё заперто и бегают соседкины цепные псы. </text:p>
      <text:p text:style-name="P55">Она, типа, сжалилась и уступила мне половину широкой кровати, но только чтоб не лез.</text:p>
      <text:p text:style-name="P55">Когда она потушила свет и тоже легла, я попытался продолжить отношения самым естественным образом, но встретил упорное сопротивление.</text:p>
      <text:p text:style-name="P55">Вот те на! Приглашала показать свою девочковость?</text:p>
      <text:p text:style-name="P55">Я прекратил попытки и мне стало всё равно, как с бандеролью на полках этажерки.</text:p>
      <text:p text:style-name="P55">А может потрясена утратой варенья. Всё-таки трёхлитровая банка. Недобрый знак для суеверных.</text:p>
      <text:p text:style-name="P55">И наплевать, что они там устроили свалку. <text:span text:style-name="T40">Когда я с разных объектов смотрел как они машут мне, то становилось как-то хорошо. Словно обещание чего-то прекрасного. Даже когда на их месте поставят очередную пятиэтажку, они всё так же будут махать мне упругими верхушками сквозь марево зноя. Это останется со мной, а куча останется жильцам.</text:span></text:p>
      <text:p text:style-name="P55"/>
      <text:p text:style-name="P57">Среди ночи я проснулся от осторожного ощупывания моего члена <text:span text:style-name="T44">через трусы</text:span>.</text:p>
      <text:p text:style-name="P57"><text:s/>Не дождавшаяся изнасилования медсестра проверяла на месте ли. Спросила б лучше у пляжного песка на Сейму. </text:p>
      <text:p text:style-name="P57">Но эти чужие пальцы обшаривающие мою плоть... Это уже где-то было. Только я не мог вспомнить где и когда и снова уснул.</text:p>
      <text:p text:style-name="P56">Утром я ушёл отказавшись от чая с сахаром. Как её звали? Убей не помню.</text:p>
      <text:p text:style-name="P56"/>
      <text:p text:style-name="P56">Всё, что мне осталось, так это танцплощадка в центральном парке на Миру.</text:p>
      <text:p text:style-name="P56">Правда, туда я ходил не как запоздалый стрелок в поисках дичи, а просто потосковать.</text:p>
      <text:p text:style-name="P56">Сеанс ностальгии ценой в 50 коп.</text:p>
      <text:p text:style-name="P58">Одним из первых я заходил в круг огороженной танцплощадки и усаживался на давно не крашенные брусья круговой скамьи.</text:p>
      <text:p text:style-name="P58">Большие чёрные ящики колонок в оркестровой раковине бушевали хорошими записями. <text:s/>«Живая» музыка канула в прошлое. Между номерами один, так сказать, диск-жокей включал микрофон и объявлял что прозвучало и то будет дальше. Иногда он пытался нелепо шутить. Хорошо, что редко.</text:p>
      <text:p text:style-name="P58">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58">Точь-в-точь как в день, когда тебе исполнился один месяц и мы привезли тебя на осмотр в детскую поликлинику в коляске с тюлем от сглаза.</text:p>
      <text:p text:style-name="P58">Только те ласточки ещё и пронзительно пищали, кружа над крышей универмага, а этих не слыхать — слишком высоко.</text:p>
      <text:p text:style-name="P58">Потом и небо гасло, наступала ночь, а я всё так же сидел и не танцевал, потому что знал своё место.</text:p>
      <text:p text:style-name="P58">Оно, как и у прочих тридцатилетних, снаружи; под фонарём на парковой аллее. <text:span text:style-name="T41">Можешь остановиться на несколько минут, поглазеть как скачет следующее поколение и — топай в свой быт с диваном напротив телевизора.</text:span></text:p>
      <text:p text:style-name="P59">Я сидел тихо, как инородная частица, слушал музыку и наблюдал сблизи уплотняющуюся <text:soft-page-break/>вокруг массу молодняка.</text:p>
      <text:p text:style-name="P59">Вон у той девушки шея длиннее, чем у Нефертити. Красиво. Словно стебель одуванчика. И я любовался без всякого возбуждения. Когда она пришла с виновато поникшей шеей, я знал — срезалась на экзаменах в институт.</text:p>
      <text:p text:style-name="P59">В двенадцатом часу я в общей толпе выходил из парка к трамвайной остановке на Миру. Живущие поближе расходились парами и компаниями. Живущие подальше обсуждали: ждать или не ждать? Трамваи в эту пору редко ходят.</text:p>
      <text:p text:style-name="P59"/>
      <text:p text:style-name="P59">Однажды на остановке нас встретил стеклянноглазый мужик лет сорока. Он с издёвкой смотрел на подходивших молокососов <text:span text:style-name="T42">своими залитыми зенками</text:span>, уперев ладони в ягодицы; в позе нацистского офицера <text:span text:style-name="T42">у ворот в лагерь смерти, над которыми надпись «забудь надежду всяк сюда входящий».</text:span></text:p>
      <text:p text:style-name="P60">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60">Я остановился напротив него, не доходя метра три. Что, штурмбанфюрер, потягаемся позами?</text:p>
      <text:p text:style-name="P60">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60">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60">Противник не выдержал и минуты. Он горестно опустил голову, сцепил руки позади спины в зэковской ухватке и начал мелкими шажками ходить туда-сюда поперёк метровой ширины остановки.</text:p>
      <text:p text:style-name="P60">Молодняк изумился лёгкости моей победы над тараканищем <text:span text:style-name="T43">и они начали заполнять всю остановку, делая себе заметку на будущее, что знание — сила. На самом же деле, всё это был чистый импровиз — подарок моего поколения ихнему.</text:span></text:p>
      <text:p text:style-name="P51"/>
      <text:p text:style-name="P49"/>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10-01T19:19:38.918107060</meta:creation-date>
    <dc:date>2016-10-07T10:24:31.165360825</dc:date>
    <dc:creator>sehrguey </dc:creator>
    <meta:editing-duration>PT3H24M59S</meta:editing-duration>
    <meta:editing-cycles>11</meta:editing-cycles>
    <meta:generator>LibreOffice/4.3.3.2$Linux_x86 LibreOffice_project/430m0$Build-2</meta:generator>
    <meta:document-statistic meta:table-count="0" meta:image-count="0" meta:object-count="0" meta:page-count="21" meta:paragraph-count="478" meta:word-count="9521" meta:character-count="61074" meta:non-whitespace-character-count="51567"/>
  </office:meta>
</office:document-meta>
</file>